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0 0 4 0 0 0 0 0 0 0"/>
    <style:font-face style:name="Liberation Mono" svg:font-family="Liberation Mono" style:font-family-generic="system" style:font-pitch="variable"/>
    <style:font-face style:name="Lucida Console" svg:font-family="Lucida Console" style:font-family-generic="modern" style:font-pitch="fixed" svg:panose-1="2 11 6 9 4 5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style:font-name="Liberation Mono" fo:font-size="8pt" style:font-size-asian="8pt" style:font-size-complex="8pt"/>
    </style:style>
    <style:style style:name="P3" style:parent-style-name="Standard" style:family="paragraph">
      <style:text-properties style:font-name="Liberation Mono" fo:font-size="8pt" style:font-size-asian="8pt" style:font-size-complex="8pt"/>
    </style:style>
    <style:style style:name="TableColumn5" style:family="table-column">
      <style:table-column-properties style:column-width="2.3083in" style:use-optimal-column-width="false"/>
    </style:style>
    <style:style style:name="TableColumn6" style:family="table-column">
      <style:table-column-properties style:column-width="2.3083in" style:use-optimal-column-width="false"/>
    </style:style>
    <style:style style:name="TableColumn7" style:family="table-column">
      <style:table-column-properties style:column-width="2.3083in" style:use-optimal-column-width="false"/>
    </style:style>
    <style:style style:name="Table4" style:family="table">
      <style:table-properties style:width="6.925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olumn36" style:family="table-column">
      <style:table-column-properties style:column-width="0.7444in" style:use-optimal-column-width="false"/>
    </style:style>
    <style:style style:name="TableColumn37" style:family="table-column">
      <style:table-column-properties style:column-width="0.7437in" style:use-optimal-column-width="false"/>
    </style:style>
    <style:style style:name="TableColumn38" style:family="table-column">
      <style:table-column-properties style:column-width="0.7437in" style:use-optimal-column-width="false"/>
    </style:style>
    <style:style style:name="Table35" style:family="table">
      <style:table-properties style:width="2.2319in" fo:margin-left="0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3" style:family="table-column">
      <style:table-column-properties style:column-width="0.7444in" style:use-optimal-column-width="false"/>
    </style:style>
    <style:style style:name="TableColumn54" style:family="table-column">
      <style:table-column-properties style:column-width="0.7437in" style:use-optimal-column-width="false"/>
    </style:style>
    <style:style style:name="TableColumn55" style:family="table-column">
      <style:table-column-properties style:column-width="0.7437in" style:use-optimal-column-width="false"/>
    </style:style>
    <style:style style:name="Table52" style:family="table">
      <style:table-properties style:width="2.2319in" fo:margin-left="0in" table:align="lef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Standard" style:family="paragraph">
      <style:paragraph-properties fo:break-before="page"/>
    </style:style>
    <style:style style:name="P69" style:parent-style-name="Standard" style:family="paragraph">
      <style:text-properties style:font-name="Liberation Mono" fo:font-size="8pt" style:font-size-asian="8pt" style:font-size-complex="8pt"/>
    </style:style>
    <style:style style:name="P70" style:parent-style-name="Standard" style:family="paragraph">
      <style:text-properties style:font-name="Liberation Mono" fo:font-size="8pt" style:font-size-asian="8pt" style:font-size-complex="8pt"/>
    </style:style>
    <style:style style:name="P71" style:parent-style-name="Standard" style:family="paragraph">
      <style:text-properties style:font-name="Liberation Mono" fo:font-size="8pt" style:font-size-asian="8pt" style:font-size-complex="8pt"/>
    </style:style>
    <style:style style:name="TableColumn73" style:family="table-column">
      <style:table-column-properties style:column-width="2.3083in" style:use-optimal-column-width="false"/>
    </style:style>
    <style:style style:name="TableColumn74" style:family="table-column">
      <style:table-column-properties style:column-width="2.3083in" style:use-optimal-column-width="false"/>
    </style:style>
    <style:style style:name="TableColumn75" style:family="table-column">
      <style:table-column-properties style:column-width="2.3083in" style:use-optimal-column-width="false"/>
    </style:style>
    <style:style style:name="Table72" style:family="table">
      <style:table-properties style:width="6.925in" fo:margin-left="0in" table:align="lef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olumn104" style:family="table-column">
      <style:table-column-properties style:column-width="0.7444in" style:use-optimal-column-width="false"/>
    </style:style>
    <style:style style:name="TableColumn105" style:family="table-column">
      <style:table-column-properties style:column-width="0.7437in" style:use-optimal-column-width="false"/>
    </style:style>
    <style:style style:name="TableColumn106" style:family="table-column">
      <style:table-column-properties style:column-width="0.7437in" style:use-optimal-column-width="false"/>
    </style:style>
    <style:style style:name="Table103" style:family="table">
      <style:table-properties style:width="2.2319in" fo:margin-left="0in" table:align="lef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25" style:family="table-column">
      <style:table-column-properties style:column-width="0.7444in" style:use-optimal-column-width="false"/>
    </style:style>
    <style:style style:name="TableColumn126" style:family="table-column">
      <style:table-column-properties style:column-width="0.7437in" style:use-optimal-column-width="false"/>
    </style:style>
    <style:style style:name="TableColumn127" style:family="table-column">
      <style:table-column-properties style:column-width="0.7437in" style:use-optimal-column-width="false"/>
    </style:style>
    <style:style style:name="Table124" style:family="table">
      <style:table-properties style:width="2.2319in" fo:margin-left="0in" table:align="lef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4" style:parent-style-name="Standard" style:family="paragraph">
      <style:paragraph-properties fo:break-before="page"/>
    </style:style>
    <style:style style:name="P145" style:parent-style-name="Standard" style:family="paragraph">
      <style:text-properties style:font-name="Liberation Mono" fo:font-size="8pt" style:font-size-asian="8pt" style:font-size-complex="8pt"/>
    </style:style>
    <style:style style:name="P146" style:parent-style-name="Standard" style:family="paragraph">
      <style:text-properties style:font-name="Liberation Mono" fo:font-size="8pt" style:font-size-asian="8pt" style:font-size-complex="8pt"/>
    </style:style>
    <style:style style:name="P147" style:parent-style-name="Standard" style:family="paragraph">
      <style:text-properties style:font-name="Liberation Mono" fo:font-size="8pt" style:font-size-asian="8pt" style:font-size-complex="8pt"/>
    </style:style>
    <style:style style:name="TableColumn149" style:family="table-column">
      <style:table-column-properties style:column-width="2.3083in" style:use-optimal-column-width="false"/>
    </style:style>
    <style:style style:name="TableColumn150" style:family="table-column">
      <style:table-column-properties style:column-width="2.3083in" style:use-optimal-column-width="false"/>
    </style:style>
    <style:style style:name="TableColumn151" style:family="table-column">
      <style:table-column-properties style:column-width="2.3083in" style:use-optimal-column-width="false"/>
    </style:style>
    <style:style style:name="Table148" style:family="table">
      <style:table-properties style:width="6.925in" fo:margin-left="0in" table:align="lef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olumn180" style:family="table-column">
      <style:table-column-properties style:column-width="0.7444in" style:use-optimal-column-width="false"/>
    </style:style>
    <style:style style:name="TableColumn181" style:family="table-column">
      <style:table-column-properties style:column-width="0.7437in" style:use-optimal-column-width="false"/>
    </style:style>
    <style:style style:name="TableColumn182" style:family="table-column">
      <style:table-column-properties style:column-width="0.7437in" style:use-optimal-column-width="false"/>
    </style:style>
    <style:style style:name="Table179" style:family="table">
      <style:table-properties style:width="2.2319in" fo:margin-left="0in" table:align="lef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01" style:family="table-column">
      <style:table-column-properties style:column-width="0.7444in" style:use-optimal-column-width="false"/>
    </style:style>
    <style:style style:name="TableColumn202" style:family="table-column">
      <style:table-column-properties style:column-width="0.7437in" style:use-optimal-column-width="false"/>
    </style:style>
    <style:style style:name="TableColumn203" style:family="table-column">
      <style:table-column-properties style:column-width="0.7437in" style:use-optimal-column-width="false"/>
    </style:style>
    <style:style style:name="Table200" style:family="table">
      <style:table-properties style:width="2.2319in" fo:margin-left="0in" table:align="lef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0" style:parent-style-name="Standard" style:family="paragraph">
      <style:paragraph-properties fo:break-before="page"/>
    </style:style>
    <style:style style:name="P221" style:parent-style-name="Standard" style:family="paragraph">
      <style:text-properties style:font-name="Liberation Mono" fo:font-size="8pt" style:font-size-asian="8pt" style:font-size-complex="8pt"/>
    </style:style>
    <style:style style:name="P222" style:parent-style-name="Standard" style:family="paragraph">
      <style:text-properties style:font-name="Liberation Mono" fo:font-size="8pt" style:font-size-asian="8pt" style:font-size-complex="8pt"/>
    </style:style>
    <style:style style:name="P223" style:parent-style-name="Standard" style:family="paragraph">
      <style:text-properties style:font-name="Liberation Mono" fo:font-size="8pt" style:font-size-asian="8pt" style:font-size-complex="8pt"/>
    </style:style>
    <style:style style:name="TableColumn225" style:family="table-column">
      <style:table-column-properties style:column-width="2.3083in" style:use-optimal-column-width="false"/>
    </style:style>
    <style:style style:name="TableColumn226" style:family="table-column">
      <style:table-column-properties style:column-width="2.3083in" style:use-optimal-column-width="false"/>
    </style:style>
    <style:style style:name="TableColumn227" style:family="table-column">
      <style:table-column-properties style:column-width="2.3083in" style:use-optimal-column-width="false"/>
    </style:style>
    <style:style style:name="Table224" style:family="table">
      <style:table-properties style:width="6.925in" fo:margin-left="0in" table:align="lef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olumn256" style:family="table-column">
      <style:table-column-properties style:column-width="0.7444in" style:use-optimal-column-width="false"/>
    </style:style>
    <style:style style:name="TableColumn257" style:family="table-column">
      <style:table-column-properties style:column-width="0.7437in" style:use-optimal-column-width="false"/>
    </style:style>
    <style:style style:name="TableColumn258" style:family="table-column">
      <style:table-column-properties style:column-width="0.7437in" style:use-optimal-column-width="false"/>
    </style:style>
    <style:style style:name="Table255" style:family="table">
      <style:table-properties style:width="2.2319in" fo:margin-left="0in" table:align="lef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77" style:family="table-column">
      <style:table-column-properties style:column-width="0.7444in" style:use-optimal-column-width="false"/>
    </style:style>
    <style:style style:name="TableColumn278" style:family="table-column">
      <style:table-column-properties style:column-width="0.7437in" style:use-optimal-column-width="false"/>
    </style:style>
    <style:style style:name="TableColumn279" style:family="table-column">
      <style:table-column-properties style:column-width="0.7437in" style:use-optimal-column-width="false"/>
    </style:style>
    <style:style style:name="Table276" style:family="table">
      <style:table-properties style:width="2.2319in" fo:margin-left="0in" table:align="lef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center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6" style:parent-style-name="Standard" style:family="paragraph">
      <style:paragraph-properties fo:break-before="page"/>
      <style:text-properties style:font-name="Courier New" fo:font-size="10pt" style:font-size-asian="10pt" style:font-size-complex="10pt"/>
    </style:style>
    <style:style style:name="P297" style:parent-style-name="Standard" style:family="paragraph">
      <style:text-properties style:font-name="Courier New" fo:font-size="10pt" style:font-size-asian="10pt" style:font-size-complex="10pt"/>
    </style:style>
    <style:style style:name="P298" style:parent-style-name="Standard" style:family="paragraph">
      <style:text-properties style:font-name="Courier New" fo:font-size="10pt" style:font-size-asian="10pt" style:font-size-complex="10pt"/>
    </style:style>
    <style:style style:name="P299" style:parent-style-name="Standard" style:family="paragraph">
      <style:text-properties style:font-name="Courier New" fo:font-size="10pt" style:font-size-asian="10pt" style:font-size-complex="10pt"/>
    </style:style>
    <style:style style:name="P300" style:parent-style-name="Standard" style:family="paragraph">
      <style:text-properties style:font-name="Courier New" fo:font-size="10pt" style:font-size-asian="10pt" style:font-size-complex="10pt"/>
    </style:style>
    <style:style style:name="P301" style:parent-style-name="Standard" style:family="paragraph">
      <style:text-properties style:font-name="Courier New" fo:font-size="10pt" style:font-size-asian="10pt" style:font-size-complex="10pt"/>
    </style:style>
    <style:style style:name="P302" style:parent-style-name="Standard" style:family="paragraph">
      <style:text-properties style:font-name="Courier New" fo:font-size="10pt" style:font-size-asian="10pt" style:font-size-complex="10pt"/>
    </style:style>
    <style:style style:name="P303" style:parent-style-name="Standard" style:family="paragraph">
      <style:text-properties style:font-name="Courier New" fo:font-size="10pt" style:font-size-asian="10pt" style:font-size-complex="10pt"/>
    </style:style>
    <style:style style:name="P304" style:parent-style-name="Standard" style:family="paragraph">
      <style:text-properties style:font-name="Courier New" fo:font-size="10pt" style:font-size-asian="10pt" style:font-size-complex="10pt"/>
    </style:style>
    <style:style style:name="P305" style:parent-style-name="Standard" style:family="paragraph">
      <style:text-properties style:font-name="Courier New" fo:font-size="10pt" style:font-size-asian="10pt" style:font-size-complex="10pt"/>
    </style:style>
    <style:style style:name="P306" style:parent-style-name="Standard" style:family="paragraph">
      <style:text-properties style:font-name="Courier New" fo:font-size="10pt" style:font-size-asian="10pt" style:font-size-complex="10pt"/>
    </style:style>
    <style:style style:name="P307" style:parent-style-name="Standard" style:family="paragraph">
      <style:text-properties style:font-name="Courier New" fo:font-size="10pt" style:font-size-asian="10pt" style:font-size-complex="10pt"/>
    </style:style>
    <style:style style:name="P308" style:parent-style-name="Standard" style:family="paragraph">
      <style:text-properties style:font-name="Courier New" fo:font-size="10pt" style:font-size-asian="10pt" style:font-size-complex="10pt"/>
    </style:style>
    <style:style style:name="P309" style:parent-style-name="Standard" style:family="paragraph">
      <style:text-properties style:font-name="Courier New" fo:font-size="10pt" style:font-size-asian="10pt" style:font-size-complex="10pt"/>
    </style:style>
    <style:style style:name="P310" style:parent-style-name="Standard" style:family="paragraph">
      <style:text-properties style:font-name="Courier New" fo:font-size="10pt" style:font-size-asian="10pt" style:font-size-complex="10pt"/>
    </style:style>
    <style:style style:name="P311" style:parent-style-name="Standard" style:family="paragraph">
      <style:text-properties style:font-name="Courier New" fo:font-size="10pt" style:font-size-asian="10pt" style:font-size-complex="10pt"/>
    </style:style>
    <style:style style:name="P312" style:parent-style-name="Standard" style:family="paragraph">
      <style:text-properties style:font-name="Courier New" fo:font-size="10pt" style:font-size-asian="10pt" style:font-size-complex="10pt"/>
    </style:style>
    <style:style style:name="P313" style:parent-style-name="Standard" style:family="paragraph">
      <style:text-properties style:font-name="Courier New" fo:font-size="8pt" style:font-size-asian="8pt" style:font-size-complex="8pt"/>
    </style:style>
    <style:style style:name="P314" style:parent-style-name="Standard" style:family="paragraph">
      <style:text-properties style:font-name="Courier New" fo:font-size="8pt" style:font-size-asian="8pt" style:font-size-complex="8pt"/>
    </style:style>
    <style:style style:name="P315" style:parent-style-name="Standard" style:family="paragraph">
      <style:text-properties style:font-name="Courier New" fo:font-size="8pt" style:font-size-asian="8pt" style:font-size-complex="8pt"/>
    </style:style>
    <style:style style:name="P316" style:parent-style-name="Standard" style:family="paragraph">
      <style:text-properties style:font-name="Courier New" fo:font-size="8pt" style:font-size-asian="8pt" style:font-size-complex="8pt"/>
    </style:style>
    <style:style style:name="P317" style:parent-style-name="Standard" style:family="paragraph">
      <style:text-properties style:font-name="Courier New" fo:font-size="8pt" style:font-size-asian="8pt" style:font-size-complex="8pt"/>
    </style:style>
    <style:style style:name="P318" style:parent-style-name="Standard" style:family="paragraph">
      <style:text-properties style:font-name="Courier New" fo:font-size="8pt" style:font-size-asian="8pt" style:font-size-complex="8pt"/>
    </style:style>
    <style:style style:name="P319" style:parent-style-name="Standard" style:family="paragraph">
      <style:text-properties style:font-name="Courier New" fo:font-size="8pt" style:font-size-asian="8pt" style:font-size-complex="8pt"/>
    </style:style>
    <style:style style:name="P320" style:parent-style-name="Standard" style:family="paragraph">
      <style:text-properties style:font-name="Courier New" fo:font-size="8pt" style:font-size-asian="8pt" style:font-size-complex="8pt"/>
    </style:style>
    <style:style style:name="P321" style:parent-style-name="Standard" style:family="paragraph">
      <style:text-properties style:font-name="Courier New" fo:font-size="8pt" style:font-size-asian="8pt" style:font-size-complex="8pt"/>
    </style:style>
    <style:style style:name="P322" style:parent-style-name="Standard" style:family="paragraph">
      <style:text-properties style:font-name="Courier New" fo:font-size="8pt" style:font-size-asian="8pt" style:font-size-complex="8pt"/>
    </style:style>
    <style:style style:name="P323" style:parent-style-name="Standard" style:family="paragraph">
      <style:text-properties style:font-name="Courier New" fo:font-size="8pt" style:font-size-asian="8pt" style:font-size-complex="8pt"/>
    </style:style>
    <style:style style:name="P324" style:parent-style-name="Standard" style:family="paragraph">
      <style:text-properties style:font-name="Courier New" fo:font-size="8pt" style:font-size-asian="8pt" style:font-size-complex="8pt"/>
    </style:style>
    <style:style style:name="P325" style:parent-style-name="Standard" style:family="paragraph">
      <style:text-properties style:font-name="Courier New" fo:font-size="8pt" style:font-size-asian="8pt" style:font-size-complex="8pt"/>
    </style:style>
    <style:style style:name="P326" style:parent-style-name="Standard" style:family="paragraph">
      <style:text-properties style:font-name="Courier New" fo:font-size="8pt" style:font-size-asian="8pt" style:font-size-complex="8pt"/>
    </style:style>
    <style:style style:name="P327" style:parent-style-name="Standard" style:family="paragraph">
      <style:text-properties style:font-name="Courier New" fo:font-size="8pt" style:font-size-asian="8pt" style:font-size-complex="8pt"/>
    </style:style>
    <style:style style:name="P328" style:parent-style-name="Standard" style:family="paragraph">
      <style:text-properties style:font-name="Courier New" fo:font-size="8pt" style:font-size-asian="8pt" style:font-size-complex="8pt"/>
    </style:style>
    <style:style style:name="P329" style:parent-style-name="Standard" style:family="paragraph">
      <style:text-properties style:font-name="Courier New" fo:font-size="8pt" style:font-size-asian="8pt" style:font-size-complex="8pt"/>
    </style:style>
    <style:style style:name="P330" style:parent-style-name="Standard" style:family="paragraph">
      <style:text-properties style:font-name="Courier New" fo:font-size="8pt" style:font-size-asian="8pt" style:font-size-complex="8pt"/>
    </style:style>
    <style:style style:name="P331" style:parent-style-name="Standard" style:family="paragraph">
      <style:text-properties style:font-name="Courier New" fo:font-size="8pt" style:font-size-asian="8pt" style:font-size-complex="8pt"/>
    </style:style>
    <style:style style:name="P332" style:parent-style-name="Standard" style:family="paragraph">
      <style:text-properties style:font-name="Courier New" fo:font-size="8pt" style:font-size-asian="8pt" style:font-size-complex="8pt"/>
    </style:style>
    <style:style style:name="P333" style:parent-style-name="Standard" style:family="paragraph">
      <style:text-properties style:font-name="Courier New" fo:font-size="8pt" style:font-size-asian="8pt" style:font-size-complex="8pt"/>
    </style:style>
    <style:style style:name="P334" style:parent-style-name="Standard" style:family="paragraph">
      <style:text-properties style:font-name="Courier New" fo:font-size="8pt" style:font-size-asian="8pt" style:font-size-complex="8pt"/>
    </style:style>
    <style:style style:name="P335" style:parent-style-name="Standard" style:family="paragraph">
      <style:text-properties style:font-name="Courier New" fo:font-size="8pt" style:font-size-asian="8pt" style:font-size-complex="8pt"/>
    </style:style>
    <style:style style:name="P336" style:parent-style-name="Standard" style:family="paragraph">
      <style:text-properties style:font-name="Courier New" fo:font-size="8pt" style:font-size-asian="8pt" style:font-size-complex="8pt"/>
    </style:style>
    <style:style style:name="P337" style:parent-style-name="Standard" style:family="paragraph">
      <style:text-properties style:font-name="Courier New" fo:font-size="8pt" style:font-size-asian="8pt" style:font-size-complex="8pt"/>
    </style:style>
    <style:style style:name="P338" style:parent-style-name="Standard" style:family="paragraph">
      <style:text-properties style:font-name="Courier New" fo:font-size="8pt" style:font-size-asian="8pt" style:font-size-complex="8pt"/>
    </style:style>
    <style:style style:name="P339" style:parent-style-name="Standard" style:family="paragraph">
      <style:paragraph-properties fo:break-before="page"/>
    </style:style>
    <style:style style:name="P340" style:parent-style-name="HTMLPreformatted" style:family="paragraph">
      <style:paragraph-properties style:line-break="normal" style:line-height-at-least="0.1562in" fo:background-color="#FFFFFF"/>
    </style:style>
    <style:style style:name="T341" style:parent-style-name="DefaultParagraphFont" style:family="text">
      <style:text-properties style:font-name="Liberation Mono" fo:font-size="8pt" style:font-size-asian="8pt" style:font-size-complex="8pt"/>
    </style:style>
    <style:style style:name="T342" style:parent-style-name="DefaultParagraphFont" style:family="text">
      <style:text-properties style:font-name="Liberation Mono" fo:font-size="8pt" style:font-size-asian="8pt" style:font-size-complex="8pt"/>
    </style:style>
    <style:style style:name="T343" style:parent-style-name="DefaultParagraphFont" style:family="text">
      <style:text-properties style:font-name="Liberation Mono" fo:color="#000000" fo:font-size="8pt" style:font-size-asian="8pt" style:font-size-complex="8pt"/>
    </style:style>
    <style:style style:name="P344" style:parent-style-name="Standard" style:family="paragraph">
      <style:text-properties style:font-name="Liberation Mono" fo:font-size="8pt" style:font-size-asian="8pt" style:font-size-complex="8pt"/>
    </style:style>
    <style:style style:name="TableColumn346" style:family="table-column">
      <style:table-column-properties style:column-width="2.3083in" style:use-optimal-column-width="false"/>
    </style:style>
    <style:style style:name="TableColumn347" style:family="table-column">
      <style:table-column-properties style:column-width="2.3083in" style:use-optimal-column-width="false"/>
    </style:style>
    <style:style style:name="TableColumn348" style:family="table-column">
      <style:table-column-properties style:column-width="2.3083in" style:use-optimal-column-width="false"/>
    </style:style>
    <style:style style:name="Table345" style:family="table">
      <style:table-properties style:width="6.925in" fo:margin-left="0in" table:align="left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olumn377" style:family="table-column">
      <style:table-column-properties style:column-width="0.7444in" style:use-optimal-column-width="false"/>
    </style:style>
    <style:style style:name="TableColumn378" style:family="table-column">
      <style:table-column-properties style:column-width="0.7437in" style:use-optimal-column-width="false"/>
    </style:style>
    <style:style style:name="TableColumn379" style:family="table-column">
      <style:table-column-properties style:column-width="0.7437in" style:use-optimal-column-width="false"/>
    </style:style>
    <style:style style:name="Table376" style:family="table">
      <style:table-properties style:width="2.2319in" fo:margin-left="0in" table:align="left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83" style:parent-style-name="TableContents" style:family="paragraph">
      <style:paragraph-properties fo:text-align="center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98" style:family="table-column">
      <style:table-column-properties style:column-width="0.7444in" style:use-optimal-column-width="false"/>
    </style:style>
    <style:style style:name="TableColumn399" style:family="table-column">
      <style:table-column-properties style:column-width="0.7437in" style:use-optimal-column-width="false"/>
    </style:style>
    <style:style style:name="TableColumn400" style:family="table-column">
      <style:table-column-properties style:column-width="0.7437in" style:use-optimal-column-width="false"/>
    </style:style>
    <style:style style:name="Table397" style:family="table">
      <style:table-properties style:width="2.2319in" fo:margin-left="0in" table:align="left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04" style:parent-style-name="TableContents" style:family="paragraph">
      <style:paragraph-properties fo:text-align="center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7" style:parent-style-name="Standard" style:family="paragraph">
      <style:text-properties style:font-name="Courier New" fo:font-size="8pt" style:font-size-asian="8pt" style:font-size-complex="8pt"/>
    </style:style>
    <style:style style:name="P418" style:parent-style-name="Standard" style:family="paragraph">
      <style:paragraph-properties fo:break-before="page"/>
    </style:style>
    <style:style style:name="P419" style:parent-style-name="Standard" style:family="paragraph">
      <style:text-properties style:font-name="Liberation Mono" style:font-name-asian="Times New Roman" style:font-name-complex="Courier New" style:letter-kerning="false" fo:font-size="8pt" style:font-size-asian="8pt" style:font-size-complex="8pt" fo:language="en" fo:country="CA" style:language-asian="en" style:country-asian="CA" style:language-complex="ar" style:country-complex="SA"/>
    </style:style>
    <style:style style:name="T420" style:parent-style-name="DefaultParagraphFont" style:family="text">
      <style:text-properties style:font-name="Liberation Mono" style:font-name-asian="Times New Roman" style:font-name-complex="Courier New" style:letter-kerning="false" fo:font-size="8pt" style:font-size-asian="8pt" style:font-size-complex="8pt" fo:language="en" fo:country="CA" style:language-asian="en" style:country-asian="CA" style:language-complex="ar" style:country-complex="SA"/>
    </style:style>
    <style:style style:name="P421" style:parent-style-name="Standard" style:family="paragraph">
      <style:text-properties style:font-name="Liberation Mono" fo:font-size="8pt" style:font-size-asian="8pt" style:font-size-complex="8pt"/>
    </style:style>
    <style:style style:name="P422" style:parent-style-name="HTMLPreformatted" style:family="paragraph">
      <style:paragraph-properties style:line-break="normal" style:line-height-at-least="0.1562in" fo:background-color="#FFFFFF"/>
    </style:style>
    <style:style style:name="T423" style:parent-style-name="gnkrckgcmrb" style:family="text">
      <style:text-properties style:font-name="Liberation Mono" fo:font-size="8pt" style:font-size-asian="8pt" style:font-size-complex="8pt"/>
    </style:style>
    <style:style style:name="T424" style:parent-style-name="gnkrckgcmrb" style:family="text">
      <style:text-properties style:font-name="Liberation Mono" fo:font-size="8pt" style:font-size-asian="8pt" style:font-size-complex="8pt"/>
    </style:style>
    <style:style style:name="P425" style:parent-style-name="HTMLPreformatted" style:family="paragraph">
      <style:paragraph-properties style:line-break="normal" style:line-height-at-least="0.1562in" fo:background-color="#FFFFFF"/>
    </style:style>
    <style:style style:name="T426" style:parent-style-name="gnkrckgcmsb" style:family="text">
      <style:text-properties style:font-name="Liberation Mono" fo:font-size="8pt" style:font-size-asian="8pt" style:font-size-complex="8pt"/>
    </style:style>
    <style:style style:name="T427" style:parent-style-name="gnkrckgcmrb" style:family="text">
      <style:text-properties style:font-name="Liberation Mono" fo:font-size="8pt" style:font-size-asian="8pt" style:font-size-complex="8pt"/>
    </style:style>
    <style:style style:name="P428" style:parent-style-name="HTMLPreformatted" style:family="paragraph">
      <style:paragraph-properties style:line-break="normal" style:line-height-at-least="0.1562in" fo:background-color="#FFFFFF"/>
    </style:style>
    <style:style style:name="T429" style:parent-style-name="gnkrckgcmsb" style:family="text">
      <style:text-properties style:font-name="Liberation Mono" fo:font-size="8pt" style:font-size-asian="8pt" style:font-size-complex="8pt"/>
    </style:style>
    <style:style style:name="T430" style:parent-style-name="gnkrckgcmrb" style:family="text">
      <style:text-properties style:font-name="Liberation Mono" fo:font-size="8pt" style:font-size-asian="8pt" style:font-size-complex="8pt"/>
    </style:style>
    <style:style style:name="P431" style:parent-style-name="Standard" style:family="paragraph">
      <style:text-properties style:font-name="Liberation Mono" fo:font-size="8pt" style:font-size-asian="8pt" style:font-size-complex="8pt"/>
    </style:style>
    <style:style style:name="P432" style:parent-style-name="Standard" style:family="paragraph">
      <style:text-properties style:font-name="Liberation Mono" fo:font-size="8pt" style:font-size-asian="8pt" style:font-size-complex="8pt"/>
    </style:style>
    <style:style style:name="P433" style:parent-style-name="Standard" style:family="paragraph">
      <style:text-properties fo:font-weight="bold" style:font-weight-asian="bold" style:font-weight-complex="bold"/>
    </style:style>
    <style:style style:name="TableColumn435" style:family="table-column">
      <style:table-column-properties style:column-width="2.3083in" style:use-optimal-column-width="false"/>
    </style:style>
    <style:style style:name="TableColumn436" style:family="table-column">
      <style:table-column-properties style:column-width="2.3083in" style:use-optimal-column-width="false"/>
    </style:style>
    <style:style style:name="TableColumn437" style:family="table-column">
      <style:table-column-properties style:column-width="2.3083in" style:use-optimal-column-width="false"/>
    </style:style>
    <style:style style:name="Table434" style:family="table">
      <style:table-properties style:width="6.925in" fo:margin-left="0in" table:align="left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62" style:family="table-row">
      <style:table-row-properties style:use-optimal-row-height="false"/>
    </style:style>
    <style:style style:name="TableCell4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olumn466" style:family="table-column">
      <style:table-column-properties style:column-width="0.7444in" style:use-optimal-column-width="false"/>
    </style:style>
    <style:style style:name="TableColumn467" style:family="table-column">
      <style:table-column-properties style:column-width="0.7437in" style:use-optimal-column-width="false"/>
    </style:style>
    <style:style style:name="TableColumn468" style:family="table-column">
      <style:table-column-properties style:column-width="0.7437in" style:use-optimal-column-width="false"/>
    </style:style>
    <style:style style:name="Table465" style:family="table">
      <style:table-properties style:width="2.2319in" fo:margin-left="0in" table:align="left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72" style:parent-style-name="TableContents" style:family="paragraph">
      <style:paragraph-properties fo:text-align="center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81" style:family="table-row">
      <style:table-row-properties style:use-optimal-row-height="false"/>
    </style:style>
    <style:style style:name="TableCell4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4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87" style:family="table-column">
      <style:table-column-properties style:column-width="0.7444in" style:use-optimal-column-width="false"/>
    </style:style>
    <style:style style:name="TableColumn488" style:family="table-column">
      <style:table-column-properties style:column-width="0.7437in" style:use-optimal-column-width="false"/>
    </style:style>
    <style:style style:name="TableColumn489" style:family="table-column">
      <style:table-column-properties style:column-width="0.7437in" style:use-optimal-column-width="false"/>
    </style:style>
    <style:style style:name="Table486" style:family="table">
      <style:table-properties style:width="2.2319in" fo:margin-left="0in" table:align="left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93" style:parent-style-name="TableContents" style:family="paragraph">
      <style:paragraph-properties fo:text-align="center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02" style:family="table-row">
      <style:table-row-properties style:use-optimal-row-height="false"/>
    </style:style>
    <style:style style:name="TableCell5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6" style:parent-style-name="Standard" style:family="paragraph">
      <style:text-properties style:font-name="Courier New" fo:font-size="8pt" style:font-size-asian="8pt" style:font-size-complex="8pt"/>
    </style:style>
    <style:style style:name="P507" style:parent-style-name="Standard" style:family="paragraph">
      <style:text-properties fo:font-weight="bold" style:font-weight-asian="bold" style:font-weight-complex="bold"/>
    </style:style>
    <style:style style:name="TableColumn509" style:family="table-column">
      <style:table-column-properties style:column-width="2.3083in" style:use-optimal-column-width="false"/>
    </style:style>
    <style:style style:name="TableColumn510" style:family="table-column">
      <style:table-column-properties style:column-width="2.3083in" style:use-optimal-column-width="false"/>
    </style:style>
    <style:style style:name="TableColumn511" style:family="table-column">
      <style:table-column-properties style:column-width="2.3083in" style:use-optimal-column-width="false"/>
    </style:style>
    <style:style style:name="Table508" style:family="table">
      <style:table-properties style:width="6.925in" fo:margin-left="0in" table:align="left"/>
    </style:style>
    <style:style style:name="TableRow512" style:family="table-row">
      <style:table-row-properties style:use-optimal-row-height="false"/>
    </style:style>
    <style:style style:name="TableCell5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516" style:family="table-row">
      <style:table-row-properties style:use-optimal-row-height="false"/>
    </style:style>
    <style:style style:name="TableCell5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24" style:family="table-row">
      <style:table-row-properties style:use-optimal-row-height="false"/>
    </style:style>
    <style:style style:name="TableCell5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28" style:family="table-row">
      <style:table-row-properties style:use-optimal-row-height="false"/>
    </style:style>
    <style:style style:name="TableCell5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36" style:family="table-row">
      <style:table-row-properties style:use-optimal-row-height="false"/>
    </style:style>
    <style:style style:name="TableCell5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olumn540" style:family="table-column">
      <style:table-column-properties style:column-width="0.7444in" style:use-optimal-column-width="false"/>
    </style:style>
    <style:style style:name="TableColumn541" style:family="table-column">
      <style:table-column-properties style:column-width="0.7437in" style:use-optimal-column-width="false"/>
    </style:style>
    <style:style style:name="TableColumn542" style:family="table-column">
      <style:table-column-properties style:column-width="0.7437in" style:use-optimal-column-width="false"/>
    </style:style>
    <style:style style:name="Table539" style:family="table">
      <style:table-properties style:width="2.2319in" fo:margin-left="0in" table:align="left"/>
    </style:style>
    <style:style style:name="TableRow543" style:family="table-row">
      <style:table-row-properties style:use-optimal-row-height="false"/>
    </style:style>
    <style:style style:name="TableCell5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46" style:parent-style-name="TableContents" style:family="paragraph">
      <style:paragraph-properties fo:text-align="center"/>
    </style:style>
    <style:style style:name="TableRow547" style:family="table-row">
      <style:table-row-properties style:use-optimal-row-height="false"/>
    </style:style>
    <style:style style:name="TableCell5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51" style:family="table-row">
      <style:table-row-properties style:use-optimal-row-height="false"/>
    </style:style>
    <style:style style:name="TableCell5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55" style:family="table-row">
      <style:table-row-properties style:use-optimal-row-height="false"/>
    </style:style>
    <style:style style:name="TableCell5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5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61" style:family="table-column">
      <style:table-column-properties style:column-width="0.7444in" style:use-optimal-column-width="false"/>
    </style:style>
    <style:style style:name="TableColumn562" style:family="table-column">
      <style:table-column-properties style:column-width="0.7437in" style:use-optimal-column-width="false"/>
    </style:style>
    <style:style style:name="TableColumn563" style:family="table-column">
      <style:table-column-properties style:column-width="0.7437in" style:use-optimal-column-width="false"/>
    </style:style>
    <style:style style:name="Table560" style:family="table">
      <style:table-properties style:width="2.2319in" fo:margin-left="0in" table:align="left"/>
    </style:style>
    <style:style style:name="TableRow564" style:family="table-row">
      <style:table-row-properties style:use-optimal-row-height="false"/>
    </style:style>
    <style:style style:name="TableCell5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67" style:parent-style-name="TableContents" style:family="paragraph">
      <style:paragraph-properties fo:text-align="center"/>
    </style:style>
    <style:style style:name="TableRow568" style:family="table-row">
      <style:table-row-properties style:use-optimal-row-height="false"/>
    </style:style>
    <style:style style:name="TableCell5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72" style:family="table-row">
      <style:table-row-properties style:use-optimal-row-height="false"/>
    </style:style>
    <style:style style:name="TableCell5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0" style:parent-style-name="Standard" style:family="paragraph">
      <style:text-properties style:font-name="Courier New" fo:font-size="8pt" style:font-size-asian="8pt" style:font-size-complex="8pt"/>
    </style:style>
    <style:style style:name="P581" style:parent-style-name="Standard" style:family="paragraph">
      <style:paragraph-properties fo:break-before="page"/>
    </style:style>
    <style:style style:name="T582" style:parent-style-name="DefaultParagraphFont" style:family="text">
      <style:text-properties style:text-position="super 66.6%"/>
    </style:style>
    <style:style style:name="T583" style:parent-style-name="DefaultParagraphFont" style:family="text">
      <style:text-properties fo:font-weight="bold" style:font-weight-asian="bold"/>
    </style:style>
    <style:style style:name="T584" style:parent-style-name="DefaultParagraphFont" style:family="text">
      <style:text-properties fo:font-weight="bold" style:font-weight-asian="bold"/>
    </style:style>
    <style:style style:name="T585" style:parent-style-name="DefaultParagraphFont" style:family="text">
      <style:text-properties fo:font-weight="bold" style:font-weight-asian="bold"/>
    </style:style>
    <style:style style:name="T586" style:parent-style-name="DefaultParagraphFont" style:family="text">
      <style:text-properties fo:font-weight="bold" style:font-weight-asian="bold"/>
    </style:style>
    <style:style style:name="T587" style:parent-style-name="DefaultParagraphFont" style:family="text">
      <style:text-properties fo:font-weight="bold" style:font-weight-asian="bold"/>
    </style:style>
    <style:style style:name="P588" style:parent-style-name="HTMLPreformatted" style:family="paragraph">
      <style:paragraph-properties style:line-break="normal" style:line-height-at-least="0.1562in" fo:background-color="#FFFFFF"/>
    </style:style>
    <style:style style:name="T589" style:parent-style-name="DefaultParagraphFont" style:family="text">
      <style:text-properties style:font-name="Liberation Mono" fo:color="#000000"/>
    </style:style>
    <style:style style:name="T590" style:parent-style-name="DefaultParagraphFont" style:family="text">
      <style:text-properties style:font-name="Lucida Console" fo:color="#000000"/>
    </style:style>
    <style:style style:name="T591" style:parent-style-name="DefaultParagraphFont" style:family="text">
      <style:text-properties style:font-name="Lucida Console" fo:color="#000000"/>
    </style:style>
    <style:style style:name="P592" style:parent-style-name="HTMLPreformatted" style:family="paragraph">
      <style:paragraph-properties style:line-break="normal" style:line-height-at-least="0.1562in" fo:background-color="#FFFFFF"/>
      <style:text-properties style:font-name="Lucida Console" fo:color="#000000"/>
    </style:style>
    <style:style style:name="P593" style:parent-style-name="HTMLPreformatted" style:family="paragraph">
      <style:paragraph-properties style:line-break="normal" style:line-height-at-least="0.1562in" fo:background-color="#FFFFFF"/>
    </style:style>
    <style:style style:name="P594" style:parent-style-name="HTMLPreformatted" style:family="paragraph">
      <style:paragraph-properties style:line-break="normal" style:line-height-at-least="0.1562in" fo:background-color="#FFFFFF"/>
    </style:style>
    <style:style style:name="P595" style:parent-style-name="Standard" style:family="paragraph">
      <style:text-properties style:font-name="Liberation Mono" fo:font-size="8pt" style:font-size-asian="8pt" style:font-size-complex="8pt"/>
    </style:style>
    <style:style style:name="TableColumn597" style:family="table-column">
      <style:table-column-properties style:column-width="2.3083in" style:use-optimal-column-width="false"/>
    </style:style>
    <style:style style:name="TableColumn598" style:family="table-column">
      <style:table-column-properties style:column-width="2.3083in" style:use-optimal-column-width="false"/>
    </style:style>
    <style:style style:name="TableColumn599" style:family="table-column">
      <style:table-column-properties style:column-width="2.3083in" style:use-optimal-column-width="false"/>
    </style:style>
    <style:style style:name="Table596" style:family="table">
      <style:table-properties style:width="6.925in" fo:margin-left="0in" table:align="left"/>
    </style:style>
    <style:style style:name="TableRow600" style:family="table-row">
      <style:table-row-properties style:use-optimal-row-height="false"/>
    </style:style>
    <style:style style:name="TableCell6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604" style:family="table-row">
      <style:table-row-properties style:use-optimal-row-height="false"/>
    </style:style>
    <style:style style:name="TableCell6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08" style:family="table-row">
      <style:table-row-properties style:use-optimal-row-height="false"/>
    </style:style>
    <style:style style:name="TableCell6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12" style:family="table-row">
      <style:table-row-properties style:use-optimal-row-height="false"/>
    </style:style>
    <style:style style:name="TableCell6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16" style:family="table-row">
      <style:table-row-properties style:use-optimal-row-height="false"/>
    </style:style>
    <style:style style:name="TableCell6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24" style:family="table-row">
      <style:table-row-properties style:use-optimal-row-height="false"/>
    </style:style>
    <style:style style:name="TableCell6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olumn628" style:family="table-column">
      <style:table-column-properties style:column-width="0.7444in" style:use-optimal-column-width="false"/>
    </style:style>
    <style:style style:name="TableColumn629" style:family="table-column">
      <style:table-column-properties style:column-width="0.7437in" style:use-optimal-column-width="false"/>
    </style:style>
    <style:style style:name="TableColumn630" style:family="table-column">
      <style:table-column-properties style:column-width="0.7437in" style:use-optimal-column-width="false"/>
    </style:style>
    <style:style style:name="Table627" style:family="table">
      <style:table-properties style:width="2.2319in" fo:margin-left="0in" table:align="left"/>
    </style:style>
    <style:style style:name="TableRow631" style:family="table-row">
      <style:table-row-properties style:use-optimal-row-height="false"/>
    </style:style>
    <style:style style:name="TableCell6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34" style:parent-style-name="TableContents" style:family="paragraph">
      <style:paragraph-properties fo:text-align="center"/>
    </style:style>
    <style:style style:name="TableRow635" style:family="table-row">
      <style:table-row-properties style:use-optimal-row-height="false"/>
    </style:style>
    <style:style style:name="TableCell6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39" style:family="table-row">
      <style:table-row-properties style:use-optimal-row-height="false"/>
    </style:style>
    <style:style style:name="TableCell6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43" style:family="table-row">
      <style:table-row-properties style:use-optimal-row-height="false"/>
    </style:style>
    <style:style style:name="TableCell6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6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49" style:family="table-column">
      <style:table-column-properties style:column-width="0.7444in" style:use-optimal-column-width="false"/>
    </style:style>
    <style:style style:name="TableColumn650" style:family="table-column">
      <style:table-column-properties style:column-width="0.7437in" style:use-optimal-column-width="false"/>
    </style:style>
    <style:style style:name="TableColumn651" style:family="table-column">
      <style:table-column-properties style:column-width="0.7437in" style:use-optimal-column-width="false"/>
    </style:style>
    <style:style style:name="Table648" style:family="table">
      <style:table-properties style:width="2.2319in" fo:margin-left="0in" table:align="left"/>
    </style:style>
    <style:style style:name="TableRow652" style:family="table-row">
      <style:table-row-properties style:use-optimal-row-height="false"/>
    </style:style>
    <style:style style:name="TableCell6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55" style:parent-style-name="TableContents" style:family="paragraph">
      <style:paragraph-properties fo:text-align="center"/>
    </style:style>
    <style:style style:name="TableRow656" style:family="table-row">
      <style:table-row-properties style:use-optimal-row-height="false"/>
    </style:style>
    <style:style style:name="TableCell6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60" style:family="table-row">
      <style:table-row-properties style:use-optimal-row-height="false"/>
    </style:style>
    <style:style style:name="TableCell6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64" style:family="table-row">
      <style:table-row-properties style:use-optimal-row-height="false"/>
    </style:style>
    <style:style style:name="TableCell6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8" style:parent-style-name="Standard" style:family="paragraph">
      <style:text-properties style:font-name="Courier New" fo:font-size="8pt" style:font-size-asian="8pt" style:font-size-complex="8pt"/>
    </style:style>
    <style:style style:name="P669" style:parent-style-name="Standard" style:family="paragraph">
      <style:text-properties style:font-name="Courier New" fo:font-size="8pt" style:font-size-asian="8pt" style:font-size-complex="8pt"/>
    </style:style>
    <style:style style:name="P670" style:parent-style-name="Standard" style:family="paragraph">
      <style:text-properties style:font-name="Courier New" fo:font-size="8pt" style:font-size-asian="8pt" style:font-size-complex="8pt"/>
    </style:style>
    <style:style style:name="P671" style:parent-style-name="Standard" style:family="paragraph">
      <style:paragraph-properties fo:break-before="page"/>
    </style:style>
    <style:style style:name="T672" style:parent-style-name="DefaultParagraphFont" style:family="text">
      <style:text-properties style:text-position="super 66.6%"/>
    </style:style>
    <style:style style:name="T673" style:parent-style-name="DefaultParagraphFont" style:family="text">
      <style:text-properties fo:font-weight="bold" style:font-weight-asian="bold"/>
    </style:style>
    <style:style style:name="T674" style:parent-style-name="DefaultParagraphFont" style:family="text">
      <style:text-properties fo:font-weight="bold" style:font-weight-asian="bold"/>
    </style:style>
    <style:style style:name="T675" style:parent-style-name="DefaultParagraphFont" style:family="text">
      <style:text-properties fo:font-weight="bold" style:font-weight-asian="bold"/>
    </style:style>
    <style:style style:name="T676" style:parent-style-name="DefaultParagraphFont" style:family="text">
      <style:text-properties fo:font-weight="bold" style:font-weight-asian="bold"/>
    </style:style>
    <style:style style:name="T677" style:parent-style-name="DefaultParagraphFont" style:family="text">
      <style:text-properties fo:font-weight="bold" style:font-weight-asian="bold"/>
    </style:style>
    <style:style style:name="P678" style:parent-style-name="HTMLPreformatted" style:family="paragraph">
      <style:paragraph-properties style:line-break="normal" style:line-height-at-least="0.1562in" fo:background-color="#FFFFFF"/>
    </style:style>
    <style:style style:name="T679" style:parent-style-name="DefaultParagraphFont" style:family="text">
      <style:text-properties style:font-name="Liberation Mono" fo:color="#000000"/>
    </style:style>
    <style:style style:name="T680" style:parent-style-name="DefaultParagraphFont" style:family="text">
      <style:text-properties style:font-name="Lucida Console" fo:color="#000000"/>
    </style:style>
    <style:style style:name="P681" style:parent-style-name="HTMLPreformatted" style:family="paragraph">
      <style:paragraph-properties style:line-break="normal" style:line-height-at-least="0.1562in" fo:background-color="#FFFFFF"/>
    </style:style>
    <style:style style:name="P682" style:parent-style-name="Standard" style:family="paragraph">
      <style:text-properties style:font-name="Liberation Mono" fo:font-size="8pt" style:font-size-asian="8pt" style:font-size-complex="8pt"/>
    </style:style>
    <style:style style:name="TableColumn684" style:family="table-column">
      <style:table-column-properties style:column-width="2.3083in" style:use-optimal-column-width="false"/>
    </style:style>
    <style:style style:name="TableColumn685" style:family="table-column">
      <style:table-column-properties style:column-width="2.3083in" style:use-optimal-column-width="false"/>
    </style:style>
    <style:style style:name="TableColumn686" style:family="table-column">
      <style:table-column-properties style:column-width="2.3083in" style:use-optimal-column-width="false"/>
    </style:style>
    <style:style style:name="Table683" style:family="table">
      <style:table-properties style:width="6.925in" fo:margin-left="0in" table:align="left"/>
    </style:style>
    <style:style style:name="TableRow687" style:family="table-row">
      <style:table-row-properties style:use-optimal-row-height="false"/>
    </style:style>
    <style:style style:name="TableCell68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691" style:family="table-row">
      <style:table-row-properties style:use-optimal-row-height="false"/>
    </style:style>
    <style:style style:name="TableCell6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95" style:family="table-row">
      <style:table-row-properties style:use-optimal-row-height="false"/>
    </style:style>
    <style:style style:name="TableCell6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99" style:family="table-row">
      <style:table-row-properties style:use-optimal-row-height="false"/>
    </style:style>
    <style:style style:name="TableCell7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03" style:family="table-row">
      <style:table-row-properties style:use-optimal-row-height="false"/>
    </style:style>
    <style:style style:name="TableCell7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07" style:family="table-row">
      <style:table-row-properties style:use-optimal-row-height="false"/>
    </style:style>
    <style:style style:name="TableCell7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11" style:family="table-row">
      <style:table-row-properties style:use-optimal-row-height="false"/>
    </style:style>
    <style:style style:name="TableCell7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olumn715" style:family="table-column">
      <style:table-column-properties style:column-width="0.7444in" style:use-optimal-column-width="false"/>
    </style:style>
    <style:style style:name="TableColumn716" style:family="table-column">
      <style:table-column-properties style:column-width="0.7437in" style:use-optimal-column-width="false"/>
    </style:style>
    <style:style style:name="TableColumn717" style:family="table-column">
      <style:table-column-properties style:column-width="0.7437in" style:use-optimal-column-width="false"/>
    </style:style>
    <style:style style:name="Table714" style:family="table">
      <style:table-properties style:width="2.2319in" fo:margin-left="0in" table:align="left"/>
    </style:style>
    <style:style style:name="TableRow718" style:family="table-row">
      <style:table-row-properties style:use-optimal-row-height="false"/>
    </style:style>
    <style:style style:name="TableCell7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21" style:parent-style-name="TableContents" style:family="paragraph">
      <style:paragraph-properties fo:text-align="center"/>
    </style:style>
    <style:style style:name="TableRow722" style:family="table-row">
      <style:table-row-properties style:use-optimal-row-height="false"/>
    </style:style>
    <style:style style:name="TableCell7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26" style:family="table-row">
      <style:table-row-properties style:use-optimal-row-height="false"/>
    </style:style>
    <style:style style:name="TableCell7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30" style:family="table-row">
      <style:table-row-properties style:use-optimal-row-height="false"/>
    </style:style>
    <style:style style:name="TableCell7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7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736" style:family="table-column">
      <style:table-column-properties style:column-width="0.7444in" style:use-optimal-column-width="false"/>
    </style:style>
    <style:style style:name="TableColumn737" style:family="table-column">
      <style:table-column-properties style:column-width="0.7437in" style:use-optimal-column-width="false"/>
    </style:style>
    <style:style style:name="TableColumn738" style:family="table-column">
      <style:table-column-properties style:column-width="0.7437in" style:use-optimal-column-width="false"/>
    </style:style>
    <style:style style:name="Table735" style:family="table">
      <style:table-properties style:width="2.2319in" fo:margin-left="0in" table:align="left"/>
    </style:style>
    <style:style style:name="TableRow739" style:family="table-row">
      <style:table-row-properties style:use-optimal-row-height="false"/>
    </style:style>
    <style:style style:name="TableCell7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42" style:parent-style-name="TableContents" style:family="paragraph">
      <style:paragraph-properties fo:text-align="center"/>
    </style:style>
    <style:style style:name="TableRow743" style:family="table-row">
      <style:table-row-properties style:use-optimal-row-height="false"/>
    </style:style>
    <style:style style:name="TableCell7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47" style:family="table-row">
      <style:table-row-properties style:use-optimal-row-height="false"/>
    </style:style>
    <style:style style:name="TableCell7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51" style:family="table-row">
      <style:table-row-properties style:use-optimal-row-height="false"/>
    </style:style>
    <style:style style:name="TableCell7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5" style:parent-style-name="Standard" style:family="paragraph">
      <style:text-properties style:font-name="Courier New" fo:font-size="8pt" style:font-size-asian="8pt" style:font-size-complex="8pt"/>
    </style:style>
    <style:style style:name="P756" style:parent-style-name="Normal" style:family="paragraph">
      <style:paragraph-properties fo:break-before="page"/>
      <style:text-properties fo:hyphenate="true"/>
    </style:style>
    <style:style style:name="P757" style:parent-style-name="Standard" style:family="paragraph">
      <style:paragraph-properties fo:break-before="page"/>
    </style:style>
    <style:style style:name="T758" style:parent-style-name="DefaultParagraphFont" style:family="text">
      <style:text-properties style:text-position="super 66.6%"/>
    </style:style>
    <style:style style:name="T759" style:parent-style-name="DefaultParagraphFont" style:family="text">
      <style:text-properties fo:font-weight="bold" style:font-weight-asian="bold"/>
    </style:style>
    <style:style style:name="T760" style:parent-style-name="DefaultParagraphFont" style:family="text">
      <style:text-properties fo:font-weight="bold" style:font-weight-asian="bold"/>
    </style:style>
    <style:style style:name="T761" style:parent-style-name="DefaultParagraphFont" style:family="text">
      <style:text-properties fo:font-weight="bold" style:font-weight-asian="bold"/>
    </style:style>
    <style:style style:name="T762" style:parent-style-name="DefaultParagraphFont" style:family="text">
      <style:text-properties fo:font-weight="bold" style:font-weight-asian="bold"/>
    </style:style>
    <style:style style:name="T763" style:parent-style-name="DefaultParagraphFont" style:family="text">
      <style:text-properties fo:font-weight="bold" style:font-weight-asian="bold"/>
    </style:style>
    <style:style style:name="P764" style:parent-style-name="HTMLPreformatted" style:family="paragraph">
      <style:paragraph-properties style:line-break="normal" style:line-height-at-least="0.1562in" fo:background-color="#FFFFFF"/>
      <style:text-properties style:font-name="Lucida Console" fo:color="#000000"/>
    </style:style>
    <style:style style:name="P765" style:parent-style-name="HTMLPreformatted" style:family="paragraph">
      <style:paragraph-properties style:line-break="normal" style:line-height-at-least="0.1562in" fo:background-color="#FFFFFF"/>
      <style:text-properties style:font-name="Lucida Console" fo:color="#000000"/>
    </style:style>
    <style:style style:name="P766" style:parent-style-name="Normal" style:family="paragraph">
      <style:paragraph-properties style:line-break="normal" style:vertical-align="auto" style:line-height-at-least="0.1562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asian="Times New Roman" style:font-name-complex="Courier New" fo:color="#0000FF" style:letter-kerning="false" fo:font-size="10pt" style:font-size-asian="10pt" style:font-size-complex="10pt" fo:language="en" fo:country="CA" style:language-asian="en" style:country-asian="CA" style:language-complex="ar" style:country-complex="SA" fo:hyphenate="true"/>
    </style:style>
    <style:style style:name="P767" style:parent-style-name="Normal" style:family="paragraph">
      <style:paragraph-properties style:line-break="normal" style:vertical-align="auto" style:line-height-at-least="0.1562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asian="Times New Roman" style:font-name-complex="Courier New" fo:color="#000000" style:letter-kerning="false" fo:font-size="10pt" style:font-size-asian="10pt" style:font-size-complex="10pt" fo:language="en" fo:country="CA" style:language-asian="en" style:country-asian="CA" style:language-complex="ar" style:country-complex="SA" fo:hyphenate="true"/>
    </style:style>
    <style:style style:name="P768" style:parent-style-name="Normal" style:family="paragraph">
      <style:paragraph-properties style:line-break="normal" style:vertical-align="auto" style:line-height-at-least="0.1562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asian="Times New Roman" style:font-name-complex="Courier New" fo:color="#000000" style:letter-kerning="false" fo:font-size="10pt" style:font-size-asian="10pt" style:font-size-complex="10pt" fo:language="en" fo:country="CA" style:language-asian="en" style:country-asian="CA" style:language-complex="ar" style:country-complex="SA" fo:hyphenate="true"/>
    </style:style>
    <style:style style:name="P769" style:parent-style-name="Normal" style:family="paragraph">
      <style:paragraph-properties style:line-break="normal" style:vertical-align="auto" style:line-height-at-least="0.1562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70" style:parent-style-name="DefaultParagraphFont" style:family="text">
      <style:text-properties style:font-name="Lucida Console" style:font-name-asian="Times New Roman" style:font-name-complex="Courier New" fo:color="#000000" style:letter-kerning="false" fo:font-size="10pt" style:font-size-asian="10pt" style:font-size-complex="10pt" fo:language="en" fo:country="CA" style:language-asian="en" style:country-asian="CA" style:language-complex="ar" style:country-complex="SA"/>
    </style:style>
    <style:style style:name="T771" style:parent-style-name="DefaultParagraphFont" style:family="text">
      <style:text-properties style:font-name="Lucida Console" style:font-name-asian="Times New Roman" style:font-name-complex="Courier New" fo:color="#000000" style:letter-kerning="false" fo:font-size="10pt" style:font-size-asian="10pt" style:font-size-complex="10pt" fo:language="en" fo:country="CA" style:language-asian="en" style:country-asian="CA" style:language-complex="ar" style:country-complex="SA"/>
    </style:style>
    <style:style style:name="P772" style:parent-style-name="HTMLPreformatted" style:family="paragraph">
      <style:paragraph-properties style:line-break="normal" style:line-height-at-least="0.1562in" fo:background-color="#FFFFFF"/>
    </style:style>
    <style:style style:name="P773" style:parent-style-name="HTMLPreformatted" style:family="paragraph">
      <style:paragraph-properties style:line-break="normal" style:line-height-at-least="0.1562in" fo:background-color="#FFFFFF"/>
    </style:style>
    <style:style style:name="P774" style:parent-style-name="Standard" style:family="paragraph">
      <style:text-properties style:font-name="Liberation Mono" fo:font-size="8pt" style:font-size-asian="8pt" style:font-size-complex="8pt"/>
    </style:style>
    <style:style style:name="TableColumn776" style:family="table-column">
      <style:table-column-properties style:column-width="2.3083in" style:use-optimal-column-width="false"/>
    </style:style>
    <style:style style:name="TableColumn777" style:family="table-column">
      <style:table-column-properties style:column-width="2.3083in" style:use-optimal-column-width="false"/>
    </style:style>
    <style:style style:name="TableColumn778" style:family="table-column">
      <style:table-column-properties style:column-width="2.3083in" style:use-optimal-column-width="false"/>
    </style:style>
    <style:style style:name="Table775" style:family="table">
      <style:table-properties style:width="6.925in" fo:margin-left="0in" table:align="left"/>
    </style:style>
    <style:style style:name="TableRow779" style:family="table-row">
      <style:table-row-properties style:use-optimal-row-height="false"/>
    </style:style>
    <style:style style:name="TableCell7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783" style:family="table-row">
      <style:table-row-properties style:use-optimal-row-height="false"/>
    </style:style>
    <style:style style:name="TableCell7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87" style:family="table-row">
      <style:table-row-properties style:use-optimal-row-height="false"/>
    </style:style>
    <style:style style:name="TableCell7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91" style:family="table-row">
      <style:table-row-properties style:use-optimal-row-height="false"/>
    </style:style>
    <style:style style:name="TableCell7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95" style:family="table-row">
      <style:table-row-properties style:use-optimal-row-height="false"/>
    </style:style>
    <style:style style:name="TableCell7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99" style:family="table-row">
      <style:table-row-properties style:use-optimal-row-height="false"/>
    </style:style>
    <style:style style:name="TableCell8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03" style:family="table-row">
      <style:table-row-properties style:use-optimal-row-height="false"/>
    </style:style>
    <style:style style:name="TableCell8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olumn807" style:family="table-column">
      <style:table-column-properties style:column-width="0.7444in" style:use-optimal-column-width="false"/>
    </style:style>
    <style:style style:name="TableColumn808" style:family="table-column">
      <style:table-column-properties style:column-width="0.7437in" style:use-optimal-column-width="false"/>
    </style:style>
    <style:style style:name="TableColumn809" style:family="table-column">
      <style:table-column-properties style:column-width="0.7437in" style:use-optimal-column-width="false"/>
    </style:style>
    <style:style style:name="Table806" style:family="table">
      <style:table-properties style:width="2.2319in" fo:margin-left="0in" table:align="left"/>
    </style:style>
    <style:style style:name="TableRow810" style:family="table-row">
      <style:table-row-properties style:use-optimal-row-height="false"/>
    </style:style>
    <style:style style:name="TableCell8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13" style:parent-style-name="TableContents" style:family="paragraph">
      <style:paragraph-properties fo:text-align="center"/>
    </style:style>
    <style:style style:name="TableRow814" style:family="table-row">
      <style:table-row-properties style:use-optimal-row-height="false"/>
    </style:style>
    <style:style style:name="TableCell8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18" style:family="table-row">
      <style:table-row-properties style:use-optimal-row-height="false"/>
    </style:style>
    <style:style style:name="TableCell8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22" style:family="table-row">
      <style:table-row-properties style:use-optimal-row-height="false"/>
    </style:style>
    <style:style style:name="TableCell8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8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28" style:family="table-column">
      <style:table-column-properties style:column-width="0.7444in" style:use-optimal-column-width="false"/>
    </style:style>
    <style:style style:name="TableColumn829" style:family="table-column">
      <style:table-column-properties style:column-width="0.7437in" style:use-optimal-column-width="false"/>
    </style:style>
    <style:style style:name="TableColumn830" style:family="table-column">
      <style:table-column-properties style:column-width="0.7437in" style:use-optimal-column-width="false"/>
    </style:style>
    <style:style style:name="Table827" style:family="table">
      <style:table-properties style:width="2.2319in" fo:margin-left="0in" table:align="left"/>
    </style:style>
    <style:style style:name="TableRow831" style:family="table-row">
      <style:table-row-properties style:use-optimal-row-height="false"/>
    </style:style>
    <style:style style:name="TableCell8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34" style:parent-style-name="TableContents" style:family="paragraph">
      <style:paragraph-properties fo:text-align="center"/>
    </style:style>
    <style:style style:name="TableRow835" style:family="table-row">
      <style:table-row-properties style:use-optimal-row-height="false"/>
    </style:style>
    <style:style style:name="TableCell8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39" style:family="table-row">
      <style:table-row-properties style:use-optimal-row-height="false"/>
    </style:style>
    <style:style style:name="TableCell8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43" style:family="table-row">
      <style:table-row-properties style:use-optimal-row-height="false"/>
    </style:style>
    <style:style style:name="TableCell8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7" style:parent-style-name="Standard" style:family="paragraph">
      <style:text-properties style:font-name="Courier New" fo:font-size="8pt" style:font-size-asian="8pt" style:font-size-complex="8pt"/>
    </style:style>
    <style:style style:name="P848" style:parent-style-name="NoSpacing" style:family="paragraph">
      <style:text-properties style:font-name="Arial" style:font-name-complex="Arial"/>
    </style:style>
    <style:style style:name="P849" style:parent-style-name="NoSpacing" style:family="paragraph">
      <style:text-properties style:font-name="Arial" style:font-name-complex="Arial"/>
    </style:style>
  </office:automatic-styles>
  <office:body>
    <office:text text:use-soft-page-breaks="true">
      <text:p text:style-name="P1">Toronto Fire Services Incident Data: Revisited</text:p>
      <text:p text:style-name="Standard">By Geoffrey Clark, for Dr. Ceni Babaoglu</text:p>
      <text:p text:style-name="Standard">October 2nd, 2018</text:p>
      <text:p text:style-name="Standard"/>
      <text:p text:style-name="Standard">Methodology: Compare model trained with ROSE data vs. model trained with<text:s/>randomly sampled data. Both datasets created by sampling 60% of entire dataset. Classifier used was logistic regression with below formula and threshold of 0.5.</text:p>
      <text:p text:style-name="Standard"/>
      <text:p text:style-name="P2">model_logistic_bal &lt;- glm(CRITICAL ~ ., data=I_s_ROSE, family=binomial(link="logit"))</text:p>
      <text:p text:style-name="P3">model_logistic_imb &lt;- glm(CRITICAL ~., data = I_s[full_idx$train,], family=binomial(link="logit"))</text:p>
      <text:p text:style-name="Standard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TableContents"/>
          </table:table-cell>
          <table:table-cell table:style-name="TableCell10">
            <text:p text:style-name="TableContents">Original Data (%)</text:p>
          </table:table-cell>
          <table:table-cell table:style-name="TableCell11">
            <text:p text:style-name="TableContents">ROSE Data (%)</text:p>
          </table:table-cell>
        </table:table-row>
        <table:table-row table:style-name="TableRow12">
          <table:table-cell table:style-name="TableCell13">
            <text:p text:style-name="TableContents">Accuracy</text:p>
          </table:table-cell>
          <table:table-cell table:style-name="TableCell14">
            <text:p text:style-name="TableContents">97.4</text:p>
          </table:table-cell>
          <table:table-cell table:style-name="TableCell15">
            <text:p text:style-name="TableContents">91.8</text:p>
          </table:table-cell>
        </table:table-row>
        <table:table-row table:style-name="TableRow16">
          <table:table-cell table:style-name="TableCell17">
            <text:p text:style-name="TableContents">False-Negative Rate</text:p>
          </table:table-cell>
          <table:table-cell table:style-name="TableCell18">
            <text:p text:style-name="TableContents">56.9</text:p>
          </table:table-cell>
          <table:table-cell table:style-name="TableCell19">
            <text:p text:style-name="TableContents">19.1</text:p>
          </table:table-cell>
        </table:table-row>
        <table:table-row table:style-name="TableRow20">
          <table:table-cell table:style-name="TableCell21">
            <text:p text:style-name="TableContents">Precision</text:p>
          </table:table-cell>
          <table:table-cell table:style-name="TableCell22">
            <text:p text:style-name="TableContents">89.4</text:p>
          </table:table-cell>
          <table:table-cell table:style-name="TableCell23">
            <text:p text:style-name="TableContents">31.3</text:p>
          </table:table-cell>
        </table:table-row>
        <table:table-row table:style-name="TableRow24">
          <table:table-cell table:style-name="TableCell25">
            <text:p text:style-name="TableContents">Recall</text:p>
          </table:table-cell>
          <table:table-cell table:style-name="TableCell26">
            <text:p text:style-name="TableContents">43.0</text:p>
          </table:table-cell>
          <table:table-cell table:style-name="TableCell27">
            <text:p text:style-name="TableContents">80.8</text:p>
          </table:table-cell>
        </table:table-row>
        <table:table-row table:style-name="TableRow28">
          <table:table-cell table:style-name="TableCell29">
            <text:p text:style-name="TableContents">F1-Score</text:p>
          </table:table-cell>
          <table:table-cell table:style-name="TableCell30">
            <text:p text:style-name="TableContents">58.1</text:p>
          </table:table-cell>
          <table:table-cell table:style-name="TableCell31">
            <text:p text:style-name="TableContents">45.2</text:p>
          </table:table-cell>
        </table:table-row>
        <table:table-row table:style-name="TableRow32">
          <table:table-cell table:style-name="TableCell33">
            <text:p text:style-name="TableContents">Confusion Matrix</text:p>
          </table:table-cell>
          <table:table-cell table:style-name="TableCell34">
            <table:table table:style-name="Table35">
              <table:table-columns>
                <table:table-column table:style-name="TableColumn36"/>
                <table:table-column table:style-name="TableColumn37"/>
                <table:table-column table:style-name="TableColumn38"/>
              </table:table-columns>
              <table:table-row table:style-name="TableRow39">
                <table:table-cell table:style-name="TableCell40">
                  <text:p text:style-name="TableContents"/>
                </table:table-cell>
                <table:table-cell table:style-name="TableCell41">
                  <text:p text:style-name="TableContents">0</text:p>
                </table:table-cell>
                <table:table-cell table:style-name="TableCell42">
                  <text:p text:style-name="TableContents">1</text:p>
                </table:table-cell>
              </table:table-row>
              <table:table-row table:style-name="TableRow43">
                <table:table-cell table:style-name="TableCell44">
                  <text:p text:style-name="TableContents">0</text:p>
                </table:table-cell>
                <table:table-cell table:style-name="TableCell45">
                  <text:p text:style-name="TableContents">126544</text:p>
                </table:table-cell>
                <table:table-cell table:style-name="TableCell46">
                  <text:p text:style-name="TableContents">3131</text:p>
                </table:table-cell>
              </table:table-row>
              <table:table-row table:style-name="TableRow47">
                <table:table-cell table:style-name="TableCell48">
                  <text:p text:style-name="TableContents">1</text:p>
                </table:table-cell>
                <table:table-cell table:style-name="TableCell49">
                  <text:p text:style-name="TableContents">280</text:p>
                </table:table-cell>
                <table:table-cell table:style-name="TableCell50">
                  <text:p text:style-name="TableContents">2369</text:p>
                </table:table-cell>
              </table:table-row>
            </table:table>
            <text:p text:style-name="TableContents"/>
          </table:table-cell>
          <table:table-cell table:style-name="TableCell51">
            <table:table table:style-name="Table52">
              <table:table-columns>
                <table:table-column table:style-name="TableColumn53"/>
                <table:table-column table:style-name="TableColumn54"/>
                <table:table-column table:style-name="TableColumn55"/>
              </table:table-columns>
              <table:table-row table:style-name="TableRow56">
                <table:table-cell table:style-name="TableCell57">
                  <text:p text:style-name="TableContents"/>
                </table:table-cell>
                <table:table-cell table:style-name="TableCell58">
                  <text:p text:style-name="TableContents">0</text:p>
                </table:table-cell>
                <table:table-cell table:style-name="TableCell59">
                  <text:p text:style-name="TableContents">1</text:p>
                </table:table-cell>
              </table:table-row>
              <table:table-row table:style-name="TableRow60">
                <table:table-cell table:style-name="TableCell61">
                  <text:p text:style-name="TableContents">0</text:p>
                </table:table-cell>
                <table:table-cell table:style-name="TableCell62">
                  <text:p text:style-name="TableContents">117092</text:p>
                </table:table-cell>
                <table:table-cell table:style-name="TableCell63">
                  <text:p text:style-name="TableContents">1051</text:p>
                </table:table-cell>
              </table:table-row>
              <table:table-row table:style-name="TableRow64">
                <table:table-cell table:style-name="TableCell65">
                  <text:p text:style-name="TableContents">1</text:p>
                </table:table-cell>
                <table:table-cell table:style-name="TableCell66">
                  <text:p text:style-name="TableContents">9730</text:p>
                </table:table-cell>
                <table:table-cell table:style-name="TableCell67">
                  <text:p text:style-name="TableContents">4448</text:p>
                </table:table-cell>
              </table:table-row>
            </table:table>
            <text:p text:style-name="TableContents"/>
          </table:table-cell>
        </table:table-row>
      </table:table>
      <text:p text:style-name="Standard"/>
      <text:p text:style-name="Standard"/>
      <text:p text:style-name="Standard"/>
      <text:soft-page-break/>
      <text:p text:style-name="P68">October 9th</text:p>
      <text:p text:style-name="Standard"/>
      <text:p text:style-name="Standard">Support Vector Machines</text:p>
      <text:p text:style-name="Standard"/>
      <text:p text:style-name="Standard">linear kernal, cost = 1, scale=T</text:p>
      <text:p text:style-name="Standard"/>
      <text:p text:style-name="P69">model_svm_imb &lt;- svm(formula = CRITICAL ~ ALARM_TO_FD + RESPONSE_TYPE + EST_KM + INITIAL_UNIT_PERSONNEL +<text:s/>INCIDENT_DAY + INCIDENT_MONTH + INITIAL_CALL_HOUR + INITIAL_CALL_MIN, data = I_s[full_idx$train, ], kernel = "linear", cost = 1)</text:p>
      <text:p text:style-name="P70"/>
      <text:p text:style-name="P71">model_svm_bal &lt;- svm(formula = CRITICAL ~ ALARM_TO_FD + RESPONSE_TYPE + EST_KM + INITIAL_UNIT_PERSONNEL + INCIDENT_DAY + INCIDENT_MONTH + INITIAL_CALL_HOUR + INITIAL_CALL_MIN, data = I_s_ROSE, kernel = "linear", cost = 1)</text:p>
      <text:p text:style-name="Standard"/>
      <table:table table:style-name="Table72">
        <table:table-columns>
          <table:table-column table:style-name="TableColumn73"/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TableContents"/>
          </table:table-cell>
          <table:table-cell table:style-name="TableCell78">
            <text:p text:style-name="TableContents">Original Data (%)</text:p>
          </table:table-cell>
          <table:table-cell table:style-name="TableCell79">
            <text:p text:style-name="TableContents">ROSE Data (%)</text:p>
          </table:table-cell>
        </table:table-row>
        <table:table-row table:style-name="TableRow80">
          <table:table-cell table:style-name="TableCell81">
            <text:p text:style-name="TableContents">Accuracy</text:p>
          </table:table-cell>
          <table:table-cell table:style-name="TableCell82">
            <text:p text:style-name="TableContents">97.2</text:p>
          </table:table-cell>
          <table:table-cell table:style-name="TableCell83">
            <text:p text:style-name="TableContents">85.6</text:p>
          </table:table-cell>
        </table:table-row>
        <table:table-row table:style-name="TableRow84">
          <table:table-cell table:style-name="TableCell85">
            <text:p text:style-name="TableContents">False-Negative Rate</text:p>
          </table:table-cell>
          <table:table-cell table:style-name="TableCell86">
            <text:p text:style-name="TableContents">61.6</text:p>
          </table:table-cell>
          <table:table-cell table:style-name="TableCell87">
            <text:p text:style-name="TableContents">26.0</text:p>
          </table:table-cell>
        </table:table-row>
        <table:table-row table:style-name="TableRow88">
          <table:table-cell table:style-name="TableCell89">
            <text:p text:style-name="TableContents">Precision</text:p>
          </table:table-cell>
          <table:table-cell table:style-name="TableCell90">
            <text:p text:style-name="TableContents">88.9</text:p>
          </table:table-cell>
          <table:table-cell table:style-name="TableCell91">
            <text:p text:style-name="TableContents">18.7</text:p>
          </table:table-cell>
        </table:table-row>
        <table:table-row table:style-name="TableRow92">
          <table:table-cell table:style-name="TableCell93">
            <text:p text:style-name="TableContents">Recall</text:p>
          </table:table-cell>
          <table:table-cell table:style-name="TableCell94">
            <text:p text:style-name="TableContents">38.3</text:p>
          </table:table-cell>
          <table:table-cell table:style-name="TableCell95">
            <text:p text:style-name="TableContents">73.9</text:p>
          </table:table-cell>
        </table:table-row>
        <table:table-row table:style-name="TableRow96">
          <table:table-cell table:style-name="TableCell97">
            <text:p text:style-name="TableContents">F1-Score</text:p>
          </table:table-cell>
          <table:table-cell table:style-name="TableCell98">
            <text:p text:style-name="TableContents">53.5</text:p>
          </table:table-cell>
          <table:table-cell table:style-name="TableCell99">
            <text:p text:style-name="TableContents">29.9</text:p>
          </table:table-cell>
        </table:table-row>
        <table:table-row table:style-name="TableRow100">
          <table:table-cell table:style-name="TableCell101">
            <text:p text:style-name="TableContents">Confusion<text:s/>Matrix</text:p>
          </table:table-cell>
          <table:table-cell table:style-name="TableCell102">
            <table:table table:style-name="Table103">
              <table:table-columns>
                <table:table-column table:style-name="TableColumn104"/>
                <table:table-column table:style-name="TableColumn105"/>
                <table:table-column table:style-name="TableColumn106"/>
              </table:table-columns>
              <table:table-row table:style-name="TableRow107">
                <table:table-cell table:style-name="TableCell108">
                  <text:p text:style-name="TableContents"/>
                </table:table-cell>
                <table:table-cell table:style-name="TableCell109" table:number-columns-spanned="2">
                  <text:p text:style-name="P110">truth</text:p>
                </table:table-cell>
                <table:covered-table-cell/>
              </table:table-row>
              <table:table-row table:style-name="TableRow111">
                <table:table-cell table:style-name="TableCell112">
                  <text:p text:style-name="TableContents">predict</text:p>
                </table:table-cell>
                <table:table-cell table:style-name="TableCell113">
                  <text:p text:style-name="TableContents">0</text:p>
                </table:table-cell>
                <table:table-cell table:style-name="TableCell114">
                  <text:p text:style-name="TableContents">1</text:p>
                </table:table-cell>
              </table:table-row>
              <table:table-row table:style-name="TableRow115">
                <table:table-cell table:style-name="TableCell116">
                  <text:p text:style-name="TableContents">0</text:p>
                </table:table-cell>
                <table:table-cell table:style-name="TableCell117">
                  <text:p text:style-name="TableContents">126552</text:p>
                </table:table-cell>
                <table:table-cell table:style-name="TableCell118">
                  <text:p text:style-name="TableContents">3391</text:p>
                </table:table-cell>
              </table:table-row>
              <table:table-row table:style-name="TableRow119">
                <table:table-cell table:style-name="TableCell120">
                  <text:p text:style-name="TableContents">1</text:p>
                </table:table-cell>
                <table:table-cell table:style-name="TableCell121">
                  <text:p text:style-name="TableContents">261</text:p>
                </table:table-cell>
                <table:table-cell table:style-name="TableCell122">
                  <text:p text:style-name="TableContents">2108</text:p>
                </table:table-cell>
              </table:table-row>
            </table:table>
            <text:p text:style-name="TableContents"/>
          </table:table-cell>
          <table:table-cell table:style-name="TableCell123">
            <table:table table:style-name="Table124">
              <table:table-columns>
                <table:table-column table:style-name="TableColumn125"/>
                <table:table-column table:style-name="TableColumn126"/>
                <table:table-column table:style-name="TableColumn127"/>
              </table:table-columns>
              <table:table-row table:style-name="TableRow128">
                <table:table-cell table:style-name="TableCell129">
                  <text:p text:style-name="TableContents"/>
                </table:table-cell>
                <table:table-cell table:style-name="TableCell130" table:number-columns-spanned="2">
                  <text:p text:style-name="P131">truth</text:p>
                </table:table-cell>
                <table:covered-table-cell/>
              </table:table-row>
              <table:table-row table:style-name="TableRow132">
                <table:table-cell table:style-name="TableCell133">
                  <text:p text:style-name="TableContents">predict</text:p>
                </table:table-cell>
                <table:table-cell table:style-name="TableCell134">
                  <text:p text:style-name="TableContents">0</text:p>
                </table:table-cell>
                <table:table-cell table:style-name="TableCell135">
                  <text:p text:style-name="TableContents">1</text:p>
                </table:table-cell>
              </table:table-row>
              <table:table-row table:style-name="TableRow136">
                <table:table-cell table:style-name="TableCell137">
                  <text:p text:style-name="TableContents">0</text:p>
                </table:table-cell>
                <table:table-cell table:style-name="TableCell138">
                  <text:p text:style-name="TableContents">109239</text:p>
                </table:table-cell>
                <table:table-cell table:style-name="TableCell139">
                  <text:p text:style-name="TableContents">1431</text:p>
                </table:table-cell>
              </table:table-row>
              <table:table-row table:style-name="TableRow140">
                <table:table-cell table:style-name="TableCell141">
                  <text:p text:style-name="TableContents">1</text:p>
                </table:table-cell>
                <table:table-cell table:style-name="TableCell142">
                  <text:p text:style-name="TableContents">17574</text:p>
                </table:table-cell>
                <table:table-cell table:style-name="TableCell143">
                  <text:p text:style-name="TableContents">4068</text:p>
                </table:table-cell>
              </table:table-row>
            </table:table>
            <text:p text:style-name="TableContents"/>
          </table:table-cell>
        </table:table-row>
      </table:table>
      <text:p text:style-name="Standard"/>
      <text:soft-page-break/>
      <text:p text:style-name="P144">October 10th</text:p>
      <text:p text:style-name="Standard"/>
      <text:p text:style-name="Standard">Support Vector Machines</text:p>
      <text:p text:style-name="Standard"/>
      <text:p text:style-name="Standard">radial kernal, cost = 1, gamma = 1, scale=T</text:p>
      <text:p text:style-name="Standard"/>
      <text:p text:style-name="P145">model_svm_imb_radial11 &lt;- svm(formula = CRITICAL ~ ALARM_TO_FD<text:s/>+ RESPONSE_TYPE + EST_KM + INITIAL_UNIT_PERSONNEL + INCIDENT_DAY + INCIDENT_MONTH + INITIAL_CALL_HOUR + INITIAL_CALL_MIN, data = I_s[full_idx$train, ], kernel = "radial", cost = 1, gamma = 1)</text:p>
      <text:p text:style-name="P146"/>
      <text:p text:style-name="P147"/>
      <text:p text:style-name="Standard"/>
      <table:table table:style-name="Table148">
        <table:table-columns>
          <table:table-column table:style-name="TableColumn149"/>
          <table:table-column table:style-name="TableColumn150"/>
          <table:table-column table:style-name="TableColumn151"/>
        </table:table-columns>
        <table:table-row table:style-name="TableRow152">
          <table:table-cell table:style-name="TableCell153">
            <text:p text:style-name="TableContents"/>
          </table:table-cell>
          <table:table-cell table:style-name="TableCell154">
            <text:p text:style-name="TableContents">Original Data (%)</text:p>
          </table:table-cell>
          <table:table-cell table:style-name="TableCell155">
            <text:p text:style-name="TableContents">ROSE Data (%)</text:p>
          </table:table-cell>
        </table:table-row>
        <table:table-row table:style-name="TableRow156">
          <table:table-cell table:style-name="TableCell157">
            <text:p text:style-name="TableContents">Accuracy</text:p>
          </table:table-cell>
          <table:table-cell table:style-name="TableCell158">
            <text:p text:style-name="TableContents">97.0</text:p>
          </table:table-cell>
          <table:table-cell table:style-name="TableCell159">
            <text:p text:style-name="TableContents"/>
          </table:table-cell>
        </table:table-row>
        <table:table-row table:style-name="TableRow160">
          <table:table-cell table:style-name="TableCell161">
            <text:p text:style-name="TableContents">False-Negative Rate</text:p>
          </table:table-cell>
          <table:table-cell table:style-name="TableCell162">
            <text:p text:style-name="TableContents">66.7</text:p>
          </table:table-cell>
          <table:table-cell table:style-name="TableCell163">
            <text:p text:style-name="TableContents"/>
          </table:table-cell>
        </table:table-row>
        <table:table-row table:style-name="TableRow164">
          <table:table-cell table:style-name="TableCell165">
            <text:p text:style-name="TableContents">Precision</text:p>
          </table:table-cell>
          <table:table-cell table:style-name="TableCell166">
            <text:p text:style-name="TableContents">87.7</text:p>
          </table:table-cell>
          <table:table-cell table:style-name="TableCell167">
            <text:p text:style-name="TableContents"/>
          </table:table-cell>
        </table:table-row>
        <table:table-row table:style-name="TableRow168">
          <table:table-cell table:style-name="TableCell169">
            <text:p text:style-name="TableContents">Recall</text:p>
          </table:table-cell>
          <table:table-cell table:style-name="TableCell170">
            <text:p text:style-name="TableContents">33.2</text:p>
          </table:table-cell>
          <table:table-cell table:style-name="TableCell171">
            <text:p text:style-name="TableContents"/>
          </table:table-cell>
        </table:table-row>
        <table:table-row table:style-name="TableRow172">
          <table:table-cell table:style-name="TableCell173">
            <text:p text:style-name="TableContents">F1-Score</text:p>
          </table:table-cell>
          <table:table-cell table:style-name="TableCell174">
            <text:p text:style-name="TableContents">48.2</text:p>
          </table:table-cell>
          <table:table-cell table:style-name="TableCell175">
            <text:p text:style-name="TableContents"/>
          </table:table-cell>
        </table:table-row>
        <table:table-row table:style-name="TableRow176">
          <table:table-cell table:style-name="TableCell177">
            <text:p text:style-name="TableContents">Confusion Matrix</text:p>
          </table:table-cell>
          <table:table-cell table:style-name="TableCell178">
            <table:table table:style-name="Table179">
              <table:table-columns>
                <table:table-column table:style-name="TableColumn180"/>
                <table:table-column table:style-name="TableColumn181"/>
                <table:table-column table:style-name="TableColumn182"/>
              </table:table-columns>
              <table:table-row table:style-name="TableRow183">
                <table:table-cell table:style-name="TableCell184">
                  <text:p text:style-name="TableContents"/>
                </table:table-cell>
                <table:table-cell table:style-name="TableCell185" table:number-columns-spanned="2">
                  <text:p text:style-name="P186">truth</text:p>
                </table:table-cell>
                <table:covered-table-cell/>
              </table:table-row>
              <table:table-row table:style-name="TableRow187">
                <table:table-cell table:style-name="TableCell188">
                  <text:p text:style-name="TableContents">predict</text:p>
                </table:table-cell>
                <table:table-cell table:style-name="TableCell189">
                  <text:p text:style-name="TableContents">0</text:p>
                </table:table-cell>
                <table:table-cell table:style-name="TableCell190">
                  <text:p text:style-name="TableContents">1</text:p>
                </table:table-cell>
              </table:table-row>
              <table:table-row table:style-name="TableRow191">
                <table:table-cell table:style-name="TableCell192">
                  <text:p text:style-name="TableContents">0</text:p>
                </table:table-cell>
                <table:table-cell table:style-name="TableCell193">
                  <text:p text:style-name="TableContents">126558</text:p>
                </table:table-cell>
                <table:table-cell table:style-name="TableCell194">
                  <text:p text:style-name="TableContents">3669</text:p>
                </table:table-cell>
              </table:table-row>
              <table:table-row table:style-name="TableRow195">
                <table:table-cell table:style-name="TableCell196">
                  <text:p text:style-name="TableContents">1</text:p>
                </table:table-cell>
                <table:table-cell table:style-name="TableCell197">
                  <text:p text:style-name="TableContents">255</text:p>
                </table:table-cell>
                <table:table-cell table:style-name="TableCell198">
                  <text:p text:style-name="TableContents">1830</text:p>
                </table:table-cell>
              </table:table-row>
            </table:table>
            <text:p text:style-name="TableContents"/>
          </table:table-cell>
          <table:table-cell table:style-name="TableCell199">
            <table:table table:style-name="Table200">
              <table:table-columns>
                <table:table-column table:style-name="TableColumn201"/>
                <table:table-column table:style-name="TableColumn202"/>
                <table:table-column table:style-name="TableColumn203"/>
              </table:table-columns>
              <table:table-row table:style-name="TableRow204">
                <table:table-cell table:style-name="TableCell205">
                  <text:p text:style-name="TableContents"/>
                </table:table-cell>
                <table:table-cell table:style-name="TableCell206" table:number-columns-spanned="2">
                  <text:p text:style-name="P207">truth</text:p>
                </table:table-cell>
                <table:covered-table-cell/>
              </table:table-row>
              <table:table-row table:style-name="TableRow208">
                <table:table-cell table:style-name="TableCell209">
                  <text:p text:style-name="TableContents">predict</text:p>
                </table:table-cell>
                <table:table-cell table:style-name="TableCell210">
                  <text:p text:style-name="TableContents">0</text:p>
                </table:table-cell>
                <table:table-cell table:style-name="TableCell211">
                  <text:p text:style-name="TableContents">1</text:p>
                </table:table-cell>
              </table:table-row>
              <table:table-row table:style-name="TableRow212">
                <table:table-cell table:style-name="TableCell213">
                  <text:p text:style-name="TableContents">0</text:p>
                </table:table-cell>
                <table:table-cell table:style-name="TableCell214">
                  <text:p text:style-name="TableContents"/>
                </table:table-cell>
                <table:table-cell table:style-name="TableCell215">
                  <text:p text:style-name="TableContents"/>
                </table:table-cell>
              </table:table-row>
              <table:table-row table:style-name="TableRow216">
                <table:table-cell table:style-name="TableCell217">
                  <text:p text:style-name="TableContents">1</text:p>
                </table:table-cell>
                <table:table-cell table:style-name="TableCell218">
                  <text:p text:style-name="TableContents"/>
                </table:table-cell>
                <table:table-cell table:style-name="TableCell219">
                  <text:p text:style-name="TableContents"/>
                </table:table-cell>
              </table:table-row>
            </table:table>
            <text:p text:style-name="TableContents"/>
          </table:table-cell>
        </table:table-row>
      </table:table>
      <text:p text:style-name="Standard"/>
      <text:soft-page-break/>
      <text:p text:style-name="P220">October 11th</text:p>
      <text:p text:style-name="Standard"/>
      <text:p text:style-name="Standard">Support Vector Machines</text:p>
      <text:p text:style-name="Standard"/>
      <text:p text:style-name="Standard">radial kernal, cost = 1, gamma = 1, scale=T</text:p>
      <text:p text:style-name="Standard"/>
      <text:p text:style-name="P221">model_svm_imb_radial11b &lt;- svm(formula = CRITICAL ~ EVENT_TYPE_CD + ALARM_TO_FD + RESPONSE_TYPE + EST_KM + INITIAL_UNIT_PERSONNEL + INCIDENT_DAY + INCIDENT_MONTH + INITIAL_CALL_HOUR + INITIAL_CALL_MIN, data = I_s[full_idx$train, ], kernel = "radial", cost = 1, gamma = 1)</text:p>
      <text:p text:style-name="P222"/>
      <text:p text:style-name="P223"/>
      <text:p text:style-name="Standard"/>
      <table:table table:style-name="Table224">
        <table:table-columns>
          <table:table-column table:style-name="TableColumn225"/>
          <table:table-column table:style-name="TableColumn226"/>
          <table:table-column table:style-name="TableColumn227"/>
        </table:table-columns>
        <table:table-row table:style-name="TableRow228">
          <table:table-cell table:style-name="TableCell229">
            <text:p text:style-name="TableContents"/>
          </table:table-cell>
          <table:table-cell table:style-name="TableCell230">
            <text:p text:style-name="TableContents">Original Data (%)</text:p>
          </table:table-cell>
          <table:table-cell table:style-name="TableCell231">
            <text:p text:style-name="TableContents">ROSE Data (%)</text:p>
          </table:table-cell>
        </table:table-row>
        <table:table-row table:style-name="TableRow232">
          <table:table-cell table:style-name="TableCell233">
            <text:p text:style-name="TableContents">Accuracy</text:p>
          </table:table-cell>
          <table:table-cell table:style-name="TableCell234">
            <text:p text:style-name="TableContents">96.8</text:p>
          </table:table-cell>
          <table:table-cell table:style-name="TableCell235">
            <text:p text:style-name="TableContents"/>
          </table:table-cell>
        </table:table-row>
        <table:table-row table:style-name="TableRow236">
          <table:table-cell table:style-name="TableCell237">
            <text:p text:style-name="TableContents">False-Negative Rate</text:p>
          </table:table-cell>
          <table:table-cell table:style-name="TableCell238">
            <text:p text:style-name="TableContents">71.1</text:p>
          </table:table-cell>
          <table:table-cell table:style-name="TableCell239">
            <text:p text:style-name="TableContents"/>
          </table:table-cell>
        </table:table-row>
        <table:table-row table:style-name="TableRow240">
          <table:table-cell table:style-name="TableCell241">
            <text:p text:style-name="TableContents">Precision</text:p>
          </table:table-cell>
          <table:table-cell table:style-name="TableCell242">
            <text:p text:style-name="TableContents">88.6</text:p>
          </table:table-cell>
          <table:table-cell table:style-name="TableCell243">
            <text:p text:style-name="TableContents"/>
          </table:table-cell>
        </table:table-row>
        <table:table-row table:style-name="TableRow244">
          <table:table-cell table:style-name="TableCell245">
            <text:p text:style-name="TableContents">Recall</text:p>
          </table:table-cell>
          <table:table-cell table:style-name="TableCell246">
            <text:p text:style-name="TableContents">28.8</text:p>
          </table:table-cell>
          <table:table-cell table:style-name="TableCell247">
            <text:p text:style-name="TableContents"/>
          </table:table-cell>
        </table:table-row>
        <table:table-row table:style-name="TableRow248">
          <table:table-cell table:style-name="TableCell249">
            <text:p text:style-name="TableContents">F1-Score</text:p>
          </table:table-cell>
          <table:table-cell table:style-name="TableCell250">
            <text:p text:style-name="TableContents">43.5</text:p>
          </table:table-cell>
          <table:table-cell table:style-name="TableCell251">
            <text:p text:style-name="TableContents"/>
          </table:table-cell>
        </table:table-row>
        <table:table-row table:style-name="TableRow252">
          <table:table-cell table:style-name="TableCell253">
            <text:p text:style-name="TableContents">Confusion Matrix</text:p>
          </table:table-cell>
          <table:table-cell table:style-name="TableCell254">
            <table:table table:style-name="Table255">
              <table:table-columns>
                <table:table-column table:style-name="TableColumn256"/>
                <table:table-column table:style-name="TableColumn257"/>
                <table:table-column table:style-name="TableColumn258"/>
              </table:table-columns>
              <table:table-row table:style-name="TableRow259">
                <table:table-cell table:style-name="TableCell260">
                  <text:p text:style-name="TableContents"/>
                </table:table-cell>
                <table:table-cell table:style-name="TableCell261" table:number-columns-spanned="2">
                  <text:p text:style-name="P262">truth</text:p>
                </table:table-cell>
                <table:covered-table-cell/>
              </table:table-row>
              <table:table-row table:style-name="TableRow263">
                <table:table-cell table:style-name="TableCell264">
                  <text:p text:style-name="TableContents">predict</text:p>
                </table:table-cell>
                <table:table-cell table:style-name="TableCell265">
                  <text:p text:style-name="TableContents">0</text:p>
                </table:table-cell>
                <table:table-cell table:style-name="TableCell266">
                  <text:p text:style-name="TableContents">1</text:p>
                </table:table-cell>
              </table:table-row>
              <table:table-row table:style-name="TableRow267">
                <table:table-cell table:style-name="TableCell268">
                  <text:p text:style-name="TableContents">0</text:p>
                </table:table-cell>
                <table:table-cell table:style-name="TableCell269">
                  <text:p text:style-name="TableContents">126609</text:p>
                </table:table-cell>
                <table:table-cell table:style-name="TableCell270">
                  <text:p text:style-name="TableContents">3913</text:p>
                </table:table-cell>
              </table:table-row>
              <table:table-row table:style-name="TableRow271">
                <table:table-cell table:style-name="TableCell272">
                  <text:p text:style-name="TableContents">1</text:p>
                </table:table-cell>
                <table:table-cell table:style-name="TableCell273">
                  <text:p text:style-name="TableContents">204</text:p>
                </table:table-cell>
                <table:table-cell table:style-name="TableCell274">
                  <text:p text:style-name="TableContents">1586</text:p>
                </table:table-cell>
              </table:table-row>
            </table:table>
            <text:p text:style-name="TableContents"/>
          </table:table-cell>
          <table:table-cell table:style-name="TableCell275">
            <table:table table:style-name="Table276">
              <table:table-columns>
                <table:table-column table:style-name="TableColumn277"/>
                <table:table-column table:style-name="TableColumn278"/>
                <table:table-column table:style-name="TableColumn279"/>
              </table:table-columns>
              <table:table-row table:style-name="TableRow280">
                <table:table-cell table:style-name="TableCell281">
                  <text:p text:style-name="TableContents"/>
                </table:table-cell>
                <table:table-cell table:style-name="TableCell282" table:number-columns-spanned="2">
                  <text:p text:style-name="P283">truth</text:p>
                </table:table-cell>
                <table:covered-table-cell/>
              </table:table-row>
              <table:table-row table:style-name="TableRow284">
                <table:table-cell table:style-name="TableCell285">
                  <text:p text:style-name="TableContents">predict</text:p>
                </table:table-cell>
                <table:table-cell table:style-name="TableCell286">
                  <text:p text:style-name="TableContents">0</text:p>
                </table:table-cell>
                <table:table-cell table:style-name="TableCell287">
                  <text:p text:style-name="TableContents">1</text:p>
                </table:table-cell>
              </table:table-row>
              <table:table-row table:style-name="TableRow288">
                <table:table-cell table:style-name="TableCell289">
                  <text:p text:style-name="TableContents">0</text:p>
                </table:table-cell>
                <table:table-cell table:style-name="TableCell290">
                  <text:p text:style-name="TableContents"/>
                </table:table-cell>
                <table:table-cell table:style-name="TableCell291">
                  <text:p text:style-name="TableContents"/>
                </table:table-cell>
              </table:table-row>
              <table:table-row table:style-name="TableRow292">
                <table:table-cell table:style-name="TableCell293">
                  <text:p text:style-name="TableContents">1</text:p>
                </table:table-cell>
                <table:table-cell table:style-name="TableCell294">
                  <text:p text:style-name="TableContents"/>
                </table:table-cell>
                <table:table-cell table:style-name="TableCell295">
                  <text:p text:style-name="TableContents"/>
                </table:table-cell>
              </table:table-row>
            </table:table>
            <text:p text:style-name="TableContents"/>
          </table:table-cell>
        </table:table-row>
      </table:table>
      <text:p text:style-name="Standard"/>
      <text:soft-page-break/>
      <text:p text:style-name="P296">&lt;RespondingUnits&gt;</text:p>
      <text:p text:style-name="P297"><text:s text:c="2"/>&lt;INCIDENT_NUMBER&gt;F11000010&lt;/INCIDENT_NUMBER&gt;</text:p>
      <text:p text:style-name="P298"><text:s text:c="2"/>&lt;CAD_UNIT_ID&gt;P342&lt;/CAD_UNIT_ID&gt;</text:p>
      <text:p text:style-name="P299"><text:s text:c="2"/>&lt;DISPATCH_TIME&gt;2011-01-01 00:04:13&lt;/DISPATCH_TIME&gt;</text:p>
      <text:p text:style-name="P300"><text:s text:c="2"/>&lt;ENROUTE_TIME&gt;2011-01-01 00:05:45&lt;/ENROUTE_TIME&gt;</text:p>
      <text:p text:style-name="P301"><text:s text:c="2"/>&lt;ARRIVE_TIME&gt;2011-01-01 00:10:02&lt;/ARRIVE_TIME&gt;</text:p>
      <text:p text:style-name="P302"><text:s text:c="2"/>&lt;CLEAR_TIME&gt;2011-01-01 00:31:19&lt;/CLEAR_TIME&gt;</text:p>
      <text:p text:style-name="P303">&lt;/RespondingUnits&gt;</text:p>
      <text:p text:style-name="P304">&lt;RespondingUnits&gt;</text:p>
      <text:p text:style-name="P305"><text:s text:c="2"/>&lt;INCIDENT_NUMBER&gt;F11000011&lt;/INCIDENT_NUMBER&gt;</text:p>
      <text:p text:style-name="P306"><text:s text:c="2"/>&lt;CAD_UNIT_ID&gt;A131&lt;/CAD_UNIT_ID&gt;</text:p>
      <text:p text:style-name="P307"><text:s text:c="2"/>&lt;DISPATCH_TIME&gt;2011-01-01 00:04:46&lt;/DISPATCH_TIME&gt;</text:p>
      <text:p text:style-name="P308"><text:s text:c="2"/>&lt;ENROUTE_TIME&gt;2011-01-01 00:07:30&lt;/ENROUTE_TIME&gt;</text:p>
      <text:p text:style-name="P309"><text:s text:c="2"/>&lt;ARRIVE_TIME&gt;2011-01-01 00:09:02&lt;/ARRIVE_TIME&gt;</text:p>
      <text:p text:style-name="P310"><text:s text:c="2"/>&lt;CLEAR_TIME&gt;2011-01-01 00:15:14&lt;/CLEAR_TIME&gt;</text:p>
      <text:p text:style-name="P311">&lt;/RespondingUnits&gt;</text:p>
      <text:p text:style-name="P312"/>
      <text:p text:style-name="P313">&gt; str(I_s)</text:p>
      <text:p text:style-name="P314">'data.frame': <text:s text:c="2"/>720370 obs. of <text:s/>11 variables:</text:p>
      <text:p text:style-name="P315"><text:s/>$ EVENT_TYPE_CD <text:s text:c="8"/>: Factor w/ 131 levels "CBRN1","CBRN2",..: 18 18<text:s/>18 18 18 18 18 18 18 18 ...</text:p>
      <text:p text:style-name="P316"><text:s/>$ ALARM_TO_FD <text:s text:c="10"/>: Factor w/ 12 levels "1","2","3","4",..: 1 1 1 1 5 5 1 1 5 5 ...</text:p>
      <text:p text:style-name="P317"><text:s/>$ RESPONSE_TYPE <text:s text:c="8"/>: Factor w/ 69 levels "1","2","3","11",..: 14 14 31 14 10 14 15 15 15 15 ...</text:p>
      <text:p text:style-name="P318"><text:s/>$ EST_KM <text:s text:c="15"/>: num <text:s/>3 3<text:s/>3 3 4 5 2 1 3 1 ...</text:p>
      <text:p text:style-name="P319"><text:s/>$ INITIAL_UNIT_PERSONNEL: int <text:s/>3 4 3 4 4 3 4 4 4 4 ...</text:p>
      <text:p text:style-name="P320"><text:s/>$ INCIDENT_DAY <text:s text:c="9"/>: Factor w/ 7 levels "Sunday","Monday",..: 1 3 1 3 6 5 2 3 4 4 ...</text:p>
      <text:p text:style-name="P321"><text:s/>$ INCIDENT_MONTH <text:s text:c="7"/>: Factor w/ 11 levels "January","February",..: 10 6 2 4 10 4 NA 5 9 6 ...</text:p>
      <text:p text:style-name="P322"><text:s/>$ INITIAL_CALL_HOUR <text:s text:c="4"/>: int <text:s/>20 13 15 15 13 9 15 14 17 14 ...</text:p>
      <text:p text:style-name="P323"><text:s/>$ INITIAL_CALL_MIN <text:s text:c="5"/>: int <text:s/>33 34 56 45 36 56 0 59 4 8 ...</text:p>
      <text:p text:style-name="P324"><text:s/>$ CRITICAL <text:s text:c="13"/>: Factor w/ 2 levels "0","1": 2 2 2 1 2 2 1 1 1 2 ...</text:p>
      <text:p text:style-name="P325"><text:s/>$ EVENT_GROUP <text:s text:c="10"/>: Factor w/<text:s/>12 levels "Alarm","CC","CM",..: 1 1 1 1 1 1 1 1 1 1 ...</text:p>
      <text:p text:style-name="P326"/>
      <text:p text:style-name="P327">&gt; str(I_s_ROSE)</text:p>
      <text:p text:style-name="P328">'data.frame': <text:s text:c="2"/>396801 obs. of <text:s/>10 variables:</text:p>
      <text:p text:style-name="P329"><text:s/>$ EVENT_TYPE_CD <text:s text:c="8"/>: Factor w/ 131 levels "CBRN1","CBRN2",..: 18 76 77 112 14 8 74 70 8 74 ...</text:p>
      <text:p text:style-name="P330"><text:s/>$ ALARM_TO_FD <text:s text:c="10"/>: Factor w/<text:s/>12 levels "1","2","3","4",..: 1 3 3 1 5 1 3 3 1 3 ...</text:p>
      <text:p text:style-name="P331"><text:s/>$ RESPONSE_TYPE <text:s text:c="8"/>: Factor w/ 69 levels "1","2","3","11",..: 14 48 48 40 10 21 48 48 34 48 ...</text:p>
      <text:p text:style-name="P332"><text:s/>$ EST_KM <text:s text:c="15"/>: num <text:s/>1.38 2.13 3.85 4.59 4.44 ...</text:p>
      <text:p text:style-name="P333"><text:s/>$ INITIAL_UNIT_PERSONNEL: num <text:s/>3.95 4.21 4.05 4.13 3.81 ...</text:p>
      <text:p text:style-name="P334"><text:s/>$ INCIDENT_DAY <text:s text:c="9"/>: Factor w/ 7 levels "Sunday","Monday",..: 4 3 1 3 1 6 6 2 2 5 ...</text:p>
      <text:p text:style-name="P335"><text:s/>$ INCIDENT_MONTH <text:s text:c="7"/>: Factor w/ 11 levels "January","February",..: 9 2 2 11 11 9 6 11 3 9 ...</text:p>
      <text:p text:style-name="P336"><text:s/>$ INITIAL_CALL_HOUR <text:s text:c="4"/>: num <text:s/>5.99 5.59<text:s/>15.96 23.77 14.48 ...</text:p>
      <text:p text:style-name="P337"><text:s/>$ INITIAL_CALL_MIN <text:s text:c="5"/>: num <text:s/>32.6 29.5 45.3 49.4 56.5 ...</text:p>
      <text:p text:style-name="P338"><text:s/>$ CRITICAL <text:s text:c="13"/>: Factor w/ 2 levels "0","1": 1 1 1 1 1 1 1 1 1 1 ...</text:p>
      <text:soft-page-break/>
      <text:p text:style-name="P339">October 16th</text:p>
      <text:p text:style-name="Standard"/>
      <text:p text:style-name="Standard">Support Vector Machines</text:p>
      <text:p text:style-name="Standard"/>
      <text:p text:style-name="Standard">linear kernal, cost = 1, gamma = 1, scale=T</text:p>
      <text:p text:style-name="Standard"/>
      <text:p text:style-name="P340"><text:span text:style-name="T341">svm_imb_li</text:span><text:span text:style-name="T342">near_c1 &lt;-</text:span><text:span text:style-name="T343"><text:s/>svm(formula = CRITICAL ~ ALARM_TO_FD + INITIAL_UNIT_PERSONNEL + INCIDENT_DAY + INCIDENT_MONTH + INITIAL_CALL_HOUR + INITIAL_CALL_MIN, data = I_s[full_idx$train, ], kernel = "linear", cost = 1)</text:span></text:p>
      <text:p text:style-name="P344"/>
      <text:p text:style-name="Standard"/>
      <table:table table:style-name="Table345">
        <table:table-columns>
          <table:table-column table:style-name="TableColumn346"/>
          <table:table-column table:style-name="TableColumn347"/>
          <table:table-column table:style-name="TableColumn348"/>
        </table:table-columns>
        <table:table-row table:style-name="TableRow349">
          <table:table-cell table:style-name="TableCell350">
            <text:p text:style-name="TableContents"/>
          </table:table-cell>
          <table:table-cell table:style-name="TableCell351">
            <text:p text:style-name="TableContents">Original Data (%)</text:p>
          </table:table-cell>
          <table:table-cell table:style-name="TableCell352">
            <text:p text:style-name="TableContents">ROSE Data (%)</text:p>
          </table:table-cell>
        </table:table-row>
        <table:table-row table:style-name="TableRow353">
          <table:table-cell table:style-name="TableCell354">
            <text:p text:style-name="TableContents">Accuracy</text:p>
          </table:table-cell>
          <table:table-cell table:style-name="TableCell355">
            <text:p text:style-name="TableContents">95.8</text:p>
          </table:table-cell>
          <table:table-cell table:style-name="TableCell356">
            <text:p text:style-name="TableContents"/>
          </table:table-cell>
        </table:table-row>
        <table:table-row table:style-name="TableRow357">
          <table:table-cell table:style-name="TableCell358">
            <text:p text:style-name="TableContents">False-Negative Rate</text:p>
          </table:table-cell>
          <table:table-cell table:style-name="TableCell359">
            <text:p text:style-name="TableContents">1</text:p>
          </table:table-cell>
          <table:table-cell table:style-name="TableCell360">
            <text:p text:style-name="TableContents"/>
          </table:table-cell>
        </table:table-row>
        <table:table-row table:style-name="TableRow361">
          <table:table-cell table:style-name="TableCell362">
            <text:p text:style-name="TableContents">Precision</text:p>
          </table:table-cell>
          <table:table-cell table:style-name="TableCell363">
            <text:p text:style-name="TableContents">NaN</text:p>
          </table:table-cell>
          <table:table-cell table:style-name="TableCell364">
            <text:p text:style-name="TableContents"/>
          </table:table-cell>
        </table:table-row>
        <table:table-row table:style-name="TableRow365">
          <table:table-cell table:style-name="TableCell366">
            <text:p text:style-name="TableContents">Recall</text:p>
          </table:table-cell>
          <table:table-cell table:style-name="TableCell367">
            <text:p text:style-name="TableContents">0</text:p>
          </table:table-cell>
          <table:table-cell table:style-name="TableCell368">
            <text:p text:style-name="TableContents"/>
          </table:table-cell>
        </table:table-row>
        <table:table-row table:style-name="TableRow369">
          <table:table-cell table:style-name="TableCell370">
            <text:p text:style-name="TableContents">F1-Score</text:p>
          </table:table-cell>
          <table:table-cell table:style-name="TableCell371">
            <text:p text:style-name="TableContents">0</text:p>
          </table:table-cell>
          <table:table-cell table:style-name="TableCell372">
            <text:p text:style-name="TableContents"/>
          </table:table-cell>
        </table:table-row>
        <table:table-row table:style-name="TableRow373">
          <table:table-cell table:style-name="TableCell374">
            <text:p text:style-name="TableContents">Confusion Matrix</text:p>
          </table:table-cell>
          <table:table-cell table:style-name="TableCell375">
            <table:table table:style-name="Table376">
              <table:table-columns>
                <table:table-column table:style-name="TableColumn377"/>
                <table:table-column table:style-name="TableColumn378"/>
                <table:table-column table:style-name="TableColumn379"/>
              </table:table-columns>
              <table:table-row table:style-name="TableRow380">
                <table:table-cell table:style-name="TableCell381">
                  <text:p text:style-name="TableContents"/>
                </table:table-cell>
                <table:table-cell table:style-name="TableCell382" table:number-columns-spanned="2">
                  <text:p text:style-name="P383">truth</text:p>
                </table:table-cell>
                <table:covered-table-cell/>
              </table:table-row>
              <table:table-row table:style-name="TableRow384">
                <table:table-cell table:style-name="TableCell385">
                  <text:p text:style-name="TableContents">predict</text:p>
                </table:table-cell>
                <table:table-cell table:style-name="TableCell386">
                  <text:p text:style-name="TableContents">0</text:p>
                </table:table-cell>
                <table:table-cell table:style-name="TableCell387">
                  <text:p text:style-name="TableContents">1</text:p>
                </table:table-cell>
              </table:table-row>
              <table:table-row table:style-name="TableRow388">
                <table:table-cell table:style-name="TableCell389">
                  <text:p text:style-name="TableContents">0</text:p>
                </table:table-cell>
                <table:table-cell table:style-name="TableCell390">
                  <text:p text:style-name="TableContents">126813</text:p>
                </table:table-cell>
                <table:table-cell table:style-name="TableCell391">
                  <text:p text:style-name="TableContents">5499</text:p>
                </table:table-cell>
              </table:table-row>
              <table:table-row table:style-name="TableRow392">
                <table:table-cell table:style-name="TableCell393">
                  <text:p text:style-name="TableContents">1</text:p>
                </table:table-cell>
                <table:table-cell table:style-name="TableCell394">
                  <text:p text:style-name="TableContents">0</text:p>
                </table:table-cell>
                <table:table-cell table:style-name="TableCell395">
                  <text:p text:style-name="TableContents">0</text:p>
                </table:table-cell>
              </table:table-row>
            </table:table>
            <text:p text:style-name="TableContents"/>
          </table:table-cell>
          <table:table-cell table:style-name="TableCell396">
            <table:table table:style-name="Table397">
              <table:table-columns>
                <table:table-column table:style-name="TableColumn398"/>
                <table:table-column table:style-name="TableColumn399"/>
                <table:table-column table:style-name="TableColumn400"/>
              </table:table-columns>
              <table:table-row table:style-name="TableRow401">
                <table:table-cell table:style-name="TableCell402">
                  <text:p text:style-name="TableContents"/>
                </table:table-cell>
                <table:table-cell table:style-name="TableCell403" table:number-columns-spanned="2">
                  <text:p text:style-name="P404">truth</text:p>
                </table:table-cell>
                <table:covered-table-cell/>
              </table:table-row>
              <table:table-row table:style-name="TableRow405">
                <table:table-cell table:style-name="TableCell406">
                  <text:p text:style-name="TableContents">predict</text:p>
                </table:table-cell>
                <table:table-cell table:style-name="TableCell407">
                  <text:p text:style-name="TableContents">0</text:p>
                </table:table-cell>
                <table:table-cell table:style-name="TableCell408">
                  <text:p text:style-name="TableContents">1</text:p>
                </table:table-cell>
              </table:table-row>
              <table:table-row table:style-name="TableRow409">
                <table:table-cell table:style-name="TableCell410">
                  <text:p text:style-name="TableContents">0</text:p>
                </table:table-cell>
                <table:table-cell table:style-name="TableCell411">
                  <text:p text:style-name="TableContents"/>
                </table:table-cell>
                <table:table-cell table:style-name="TableCell412">
                  <text:p text:style-name="TableContents"/>
                </table:table-cell>
              </table:table-row>
              <table:table-row table:style-name="TableRow413">
                <table:table-cell table:style-name="TableCell414">
                  <text:p text:style-name="TableContents">1</text:p>
                </table:table-cell>
                <table:table-cell table:style-name="TableCell415">
                  <text:p text:style-name="TableContents"/>
                </table:table-cell>
                <table:table-cell table:style-name="TableCell416">
                  <text:p text:style-name="TableContents"/>
                </table:table-cell>
              </table:table-row>
            </table:table>
            <text:p text:style-name="TableContents"/>
          </table:table-cell>
        </table:table-row>
      </table:table>
      <text:p text:style-name="P417"/>
      <text:soft-page-break/>
      <text:p text:style-name="P418">October 16th</text:p>
      <text:p text:style-name="Standard"/>
      <text:p text:style-name="Standard">Logistic Regression</text:p>
      <text:p text:style-name="Standard"/>
      <text:p text:style-name="P419">&gt; tfsi_formula &lt;- "CRITICAL ~ ALARM_TO_FD +<text:s/>INITIAL_UNIT_PERSONNEL + INCIDENT_DAY + INCIDENT_MONTH + INITIAL_CALL_HOUR + INITIAL_CALL_MIN"</text:p>
      <text:p text:style-name="Standard"><text:span text:style-name="T420">&gt; model_logistic_imb &lt;- glm(formula = tfsi_formula, data = I_s[full_idx$train,], family=binomial(link="logit"))</text:span></text:p>
      <text:p text:style-name="P421"/>
      <text:p text:style-name="P422"><text:span text:style-name="T423">&gt; ypred &lt;- predict(model_logistic_imb, I_s[full_</text:span><text:span text:style-name="T424">idx$cv,], type="response")</text:span></text:p>
      <text:p text:style-name="P425"><text:span text:style-name="T426">&gt;<text:s/></text:span><text:span text:style-name="T427">fitted.results &lt;- ifelse(ypred &gt; 0.11,1,0) # Threshold 0.11</text:span></text:p>
      <text:p text:style-name="P428"><text:span text:style-name="T429">&gt;<text:s/></text:span><text:span text:style-name="T430">table(predict=fitted.results, truth=I_s[full_idx$cv, 'CRITICAL'])</text:span></text:p>
      <text:p text:style-name="P431"/>
      <text:p text:style-name="P432"/>
      <text:p text:style-name="P433">Threshold: 0.11</text:p>
      <table:table table:style-name="Table434">
        <table:table-columns>
          <table:table-column table:style-name="TableColumn435"/>
          <table:table-column table:style-name="TableColumn436"/>
          <table:table-column table:style-name="TableColumn437"/>
        </table:table-columns>
        <table:table-row table:style-name="TableRow438">
          <table:table-cell table:style-name="TableCell439">
            <text:p text:style-name="TableContents"/>
          </table:table-cell>
          <table:table-cell table:style-name="TableCell440">
            <text:p text:style-name="TableContents">Original Data (%)</text:p>
          </table:table-cell>
          <table:table-cell table:style-name="TableCell441">
            <text:p text:style-name="TableContents">ROSE Data (%)</text:p>
          </table:table-cell>
        </table:table-row>
        <table:table-row table:style-name="TableRow442">
          <table:table-cell table:style-name="TableCell443">
            <text:p text:style-name="TableContents">Accuracy</text:p>
          </table:table-cell>
          <table:table-cell table:style-name="TableCell444">
            <text:p text:style-name="TableContents">80.8</text:p>
          </table:table-cell>
          <table:table-cell table:style-name="TableCell445">
            <text:p text:style-name="TableContents">4.2</text:p>
          </table:table-cell>
        </table:table-row>
        <table:table-row table:style-name="TableRow446">
          <table:table-cell table:style-name="TableCell447">
            <text:p text:style-name="TableContents">False-Negative Rate</text:p>
          </table:table-cell>
          <table:table-cell table:style-name="TableCell448">
            <text:p text:style-name="TableContents">35.6</text:p>
          </table:table-cell>
          <table:table-cell table:style-name="TableCell449">
            <text:p text:style-name="TableContents">0.0</text:p>
          </table:table-cell>
        </table:table-row>
        <table:table-row table:style-name="TableRow450">
          <table:table-cell table:style-name="TableCell451">
            <text:p text:style-name="TableContents">Precision</text:p>
          </table:table-cell>
          <table:table-cell table:style-name="TableCell452">
            <text:p text:style-name="TableContents">13.1</text:p>
          </table:table-cell>
          <table:table-cell table:style-name="TableCell453">
            <text:p text:style-name="TableContents">4.1</text:p>
          </table:table-cell>
        </table:table-row>
        <table:table-row table:style-name="TableRow454">
          <table:table-cell table:style-name="TableCell455">
            <text:p text:style-name="TableContents">Recall</text:p>
          </table:table-cell>
          <table:table-cell table:style-name="TableCell456">
            <text:p text:style-name="TableContents">64.4</text:p>
          </table:table-cell>
          <table:table-cell table:style-name="TableCell457">
            <text:p text:style-name="TableContents">99.9</text:p>
          </table:table-cell>
        </table:table-row>
        <table:table-row table:style-name="TableRow458">
          <table:table-cell table:style-name="TableCell459">
            <text:p text:style-name="TableContents">F1-Score</text:p>
          </table:table-cell>
          <table:table-cell table:style-name="TableCell460">
            <text:p text:style-name="TableContents">21.8</text:p>
          </table:table-cell>
          <table:table-cell table:style-name="TableCell461">
            <text:p text:style-name="TableContents">7.9</text:p>
          </table:table-cell>
        </table:table-row>
        <table:table-row table:style-name="TableRow462">
          <table:table-cell table:style-name="TableCell463">
            <text:p text:style-name="TableContents">Confusion Matrix</text:p>
            <text:p text:style-name="TableContents"/>
          </table:table-cell>
          <table:table-cell table:style-name="TableCell464">
            <table:table table:style-name="Table465">
              <table:table-columns>
                <table:table-column table:style-name="TableColumn466"/>
                <table:table-column table:style-name="TableColumn467"/>
                <table:table-column table:style-name="TableColumn468"/>
              </table:table-columns>
              <table:table-row table:style-name="TableRow469">
                <table:table-cell table:style-name="TableCell470">
                  <text:p text:style-name="TableContents"/>
                </table:table-cell>
                <table:table-cell table:style-name="TableCell471" table:number-columns-spanned="2">
                  <text:p text:style-name="P472">truth</text:p>
                </table:table-cell>
                <table:covered-table-cell/>
              </table:table-row>
              <table:table-row table:style-name="TableRow473">
                <table:table-cell table:style-name="TableCell474">
                  <text:p text:style-name="TableContents">predict</text:p>
                </table:table-cell>
                <table:table-cell table:style-name="TableCell475">
                  <text:p text:style-name="TableContents">0</text:p>
                </table:table-cell>
                <table:table-cell table:style-name="TableCell476">
                  <text:p text:style-name="TableContents">1</text:p>
                </table:table-cell>
              </table:table-row>
              <table:table-row table:style-name="TableRow477">
                <table:table-cell table:style-name="TableCell478">
                  <text:p text:style-name="TableContents">0</text:p>
                </table:table-cell>
                <table:table-cell table:style-name="TableCell479">
                  <text:p text:style-name="TableContents">103382</text:p>
                </table:table-cell>
                <table:table-cell table:style-name="TableCell480">
                  <text:p text:style-name="TableContents">1958</text:p>
                </table:table-cell>
              </table:table-row>
              <table:table-row table:style-name="TableRow481">
                <table:table-cell table:style-name="TableCell482">
                  <text:p text:style-name="TableContents">1</text:p>
                </table:table-cell>
                <table:table-cell table:style-name="TableCell483">
                  <text:p text:style-name="TableContents">23442</text:p>
                </table:table-cell>
                <table:table-cell table:style-name="TableCell484">
                  <text:p text:style-name="TableContents">3542</text:p>
                </table:table-cell>
              </table:table-row>
            </table:table>
            <text:p text:style-name="TableContents"/>
          </table:table-cell>
          <table:table-cell table:style-name="TableCell485">
            <table:table table:style-name="Table486">
              <table:table-columns>
                <table:table-column table:style-name="TableColumn487"/>
                <table:table-column table:style-name="TableColumn488"/>
                <table:table-column table:style-name="TableColumn489"/>
              </table:table-columns>
              <table:table-row table:style-name="TableRow490">
                <table:table-cell table:style-name="TableCell491">
                  <text:p text:style-name="TableContents"/>
                </table:table-cell>
                <table:table-cell table:style-name="TableCell492" table:number-columns-spanned="2">
                  <text:p text:style-name="P493">truth</text:p>
                </table:table-cell>
                <table:covered-table-cell/>
              </table:table-row>
              <table:table-row table:style-name="TableRow494">
                <table:table-cell table:style-name="TableCell495">
                  <text:p text:style-name="TableContents">predict</text:p>
                </table:table-cell>
                <table:table-cell table:style-name="TableCell496">
                  <text:p text:style-name="TableContents">0</text:p>
                </table:table-cell>
                <table:table-cell table:style-name="TableCell497">
                  <text:p text:style-name="TableContents">1</text:p>
                </table:table-cell>
              </table:table-row>
              <table:table-row table:style-name="TableRow498">
                <table:table-cell table:style-name="TableCell499">
                  <text:p text:style-name="TableContents">0</text:p>
                </table:table-cell>
                <table:table-cell table:style-name="TableCell500">
                  <text:p text:style-name="TableContents">147</text:p>
                </table:table-cell>
                <table:table-cell table:style-name="TableCell501">
                  <text:p text:style-name="TableContents">1</text:p>
                </table:table-cell>
              </table:table-row>
              <table:table-row table:style-name="TableRow502">
                <table:table-cell table:style-name="TableCell503">
                  <text:p text:style-name="TableContents">1</text:p>
                </table:table-cell>
                <table:table-cell table:style-name="TableCell504">
                  <text:p text:style-name="TableContents">126677</text:p>
                </table:table-cell>
                <table:table-cell table:style-name="TableCell505">
                  <text:p text:style-name="TableContents">5499</text:p>
                </table:table-cell>
              </table:table-row>
            </table:table>
            <text:p text:style-name="TableContents"/>
          </table:table-cell>
        </table:table-row>
      </table:table>
      <text:p text:style-name="P506"/>
      <text:p text:style-name="P507">Threshold: 0.5</text:p>
      <table:table table:style-name="Table508">
        <table:table-columns>
          <table:table-column table:style-name="TableColumn509"/>
          <table:table-column table:style-name="TableColumn510"/>
          <table:table-column table:style-name="TableColumn511"/>
        </table:table-columns>
        <table:table-row table:style-name="TableRow512">
          <table:table-cell table:style-name="TableCell513">
            <text:p text:style-name="TableContents"/>
          </table:table-cell>
          <table:table-cell table:style-name="TableCell514">
            <text:p text:style-name="TableContents">Original Data (%)</text:p>
          </table:table-cell>
          <table:table-cell table:style-name="TableCell515">
            <text:p text:style-name="TableContents">ROSE Data (%)</text:p>
          </table:table-cell>
        </table:table-row>
        <table:table-row table:style-name="TableRow516">
          <table:table-cell table:style-name="TableCell517">
            <text:p text:style-name="TableContents">Accuracy</text:p>
          </table:table-cell>
          <table:table-cell table:style-name="TableCell518">
            <text:p text:style-name="TableContents">95.8</text:p>
          </table:table-cell>
          <table:table-cell table:style-name="TableCell519">
            <text:p text:style-name="TableContents">62.7</text:p>
          </table:table-cell>
        </table:table-row>
        <table:table-row table:style-name="TableRow520">
          <table:table-cell table:style-name="TableCell521">
            <text:p text:style-name="TableContents">False-Negative Rate</text:p>
          </table:table-cell>
          <table:table-cell table:style-name="TableCell522">
            <text:p text:style-name="TableContents">1</text:p>
          </table:table-cell>
          <table:table-cell table:style-name="TableCell523">
            <text:p text:style-name="TableContents">13.8</text:p>
          </table:table-cell>
        </table:table-row>
        <table:table-row table:style-name="TableRow524">
          <table:table-cell table:style-name="TableCell525">
            <text:p text:style-name="TableContents">Precision</text:p>
          </table:table-cell>
          <table:table-cell table:style-name="TableCell526">
            <text:p text:style-name="TableContents">NaN</text:p>
          </table:table-cell>
          <table:table-cell table:style-name="TableCell527">
            <text:p text:style-name="TableContents">8.9</text:p>
          </table:table-cell>
        </table:table-row>
        <table:table-row table:style-name="TableRow528">
          <table:table-cell table:style-name="TableCell529">
            <text:p text:style-name="TableContents">Recall</text:p>
          </table:table-cell>
          <table:table-cell table:style-name="TableCell530">
            <text:p text:style-name="TableContents">0</text:p>
          </table:table-cell>
          <table:table-cell table:style-name="TableCell531">
            <text:p text:style-name="TableContents">86.1</text:p>
          </table:table-cell>
        </table:table-row>
        <table:table-row table:style-name="TableRow532">
          <table:table-cell table:style-name="TableCell533">
            <text:p text:style-name="TableContents">F1-Score</text:p>
          </table:table-cell>
          <table:table-cell table:style-name="TableCell534">
            <text:p text:style-name="TableContents">0</text:p>
          </table:table-cell>
          <table:table-cell table:style-name="TableCell535">
            <text:p text:style-name="TableContents">16.1</text:p>
          </table:table-cell>
        </table:table-row>
        <table:table-row table:style-name="TableRow536">
          <table:table-cell table:style-name="TableCell537">
            <text:p text:style-name="TableContents">Confusion Matrix</text:p>
            <text:p text:style-name="TableContents"/>
          </table:table-cell>
          <table:table-cell table:style-name="TableCell538">
            <table:table table:style-name="Table539">
              <table:table-columns>
                <table:table-column table:style-name="TableColumn540"/>
                <table:table-column table:style-name="TableColumn541"/>
                <table:table-column table:style-name="TableColumn542"/>
              </table:table-columns>
              <table:table-row table:style-name="TableRow543">
                <table:table-cell table:style-name="TableCell544">
                  <text:p text:style-name="TableContents"/>
                </table:table-cell>
                <table:table-cell table:style-name="TableCell545" table:number-columns-spanned="2">
                  <text:p text:style-name="P546">truth</text:p>
                </table:table-cell>
                <table:covered-table-cell/>
              </table:table-row>
              <table:table-row table:style-name="TableRow547">
                <table:table-cell table:style-name="TableCell548">
                  <text:p text:style-name="TableContents">predict</text:p>
                </table:table-cell>
                <table:table-cell table:style-name="TableCell549">
                  <text:p text:style-name="TableContents">0</text:p>
                </table:table-cell>
                <table:table-cell table:style-name="TableCell550">
                  <text:p text:style-name="TableContents">1</text:p>
                </table:table-cell>
              </table:table-row>
              <table:table-row table:style-name="TableRow551">
                <table:table-cell table:style-name="TableCell552">
                  <text:p text:style-name="TableContents">0</text:p>
                </table:table-cell>
                <table:table-cell table:style-name="TableCell553">
                  <text:p text:style-name="TableContents">126824</text:p>
                </table:table-cell>
                <table:table-cell table:style-name="TableCell554">
                  <text:p text:style-name="TableContents">5500</text:p>
                </table:table-cell>
              </table:table-row>
              <table:table-row table:style-name="TableRow555">
                <table:table-cell table:style-name="TableCell556">
                  <text:p text:style-name="TableContents">1</text:p>
                </table:table-cell>
                <table:table-cell table:style-name="TableCell557">
                  <text:p text:style-name="TableContents">0</text:p>
                </table:table-cell>
                <table:table-cell table:style-name="TableCell558">
                  <text:p text:style-name="TableContents">0</text:p>
                </table:table-cell>
              </table:table-row>
            </table:table>
            <text:p text:style-name="TableContents"/>
          </table:table-cell>
          <table:table-cell table:style-name="TableCell559">
            <table:table table:style-name="Table560">
              <table:table-columns>
                <table:table-column table:style-name="TableColumn561"/>
                <table:table-column table:style-name="TableColumn562"/>
                <table:table-column table:style-name="TableColumn563"/>
              </table:table-columns>
              <table:table-row table:style-name="TableRow564">
                <table:table-cell table:style-name="TableCell565">
                  <text:p text:style-name="TableContents"/>
                </table:table-cell>
                <table:table-cell table:style-name="TableCell566" table:number-columns-spanned="2">
                  <text:p text:style-name="P567">truth</text:p>
                </table:table-cell>
                <table:covered-table-cell/>
              </table:table-row>
              <table:table-row table:style-name="TableRow568">
                <table:table-cell table:style-name="TableCell569">
                  <text:p text:style-name="TableContents">predict</text:p>
                </table:table-cell>
                <table:table-cell table:style-name="TableCell570">
                  <text:p text:style-name="TableContents">0</text:p>
                </table:table-cell>
                <table:table-cell table:style-name="TableCell571">
                  <text:p text:style-name="TableContents">1</text:p>
                </table:table-cell>
              </table:table-row>
              <table:table-row table:style-name="TableRow572">
                <table:table-cell table:style-name="TableCell573">
                  <text:p text:style-name="TableContents">0</text:p>
                </table:table-cell>
                <table:table-cell table:style-name="TableCell574">
                  <text:p text:style-name="TableContents">78340</text:p>
                </table:table-cell>
                <table:table-cell table:style-name="TableCell575">
                  <text:p text:style-name="TableContents">760</text:p>
                </table:table-cell>
              </table:table-row>
              <table:table-row table:style-name="TableRow576">
                <table:table-cell table:style-name="TableCell577">
                  <text:p text:style-name="TableContents">1</text:p>
                </table:table-cell>
                <table:table-cell table:style-name="TableCell578">
                  <text:p text:style-name="TableContents">48484</text:p>
                </table:table-cell>
                <table:table-cell table:style-name="TableCell579">
                  <text:p text:style-name="TableContents">4740</text:p>
                </table:table-cell>
              </table:table-row>
            </table:table>
            <text:p text:style-name="TableContents"/>
          </table:table-cell>
        </table:table-row>
      </table:table>
      <text:p text:style-name="P580"/>
      <text:soft-page-break/>
      <text:p text:style-name="P581">October 18<text:span text:style-name="T582">th</text:span>, 2018</text:p>
      <text:p text:style-name="Standard"/>
      <text:p text:style-name="Standard">Support Vector Machines</text:p>
      <text:p text:style-name="Standard"/>
      <text:p text:style-name="Standard"><text:span text:style-name="T583">Dataset:</text:span><text:s/>Imbalanced<text:s/>&amp; Balanced Training (Original training set &amp; ROSE)</text:p>
      <text:p text:style-name="Standard"><text:span text:style-name="T584">Kernel:</text:span><text:s/>Linear</text:p>
      <text:p text:style-name="Standard"><text:span text:style-name="T585">Cost:</text:span><text:s/>1</text:p>
      <text:p text:style-name="Standard"><text:span text:style-name="T586">Scale:<text:s/></text:span>T (default setting)</text:p>
      <text:p text:style-name="Standard"><text:span text:style-name="T587">Lab Computer:<text:s/></text:span>VIC403-7</text:p>
      <text:p text:style-name="Standard"/>
      <text:p text:style-name="P588"><text:span text:style-name="T589">svm_imb_linear_1 &lt;- <text:s/></text:span><text:span text:style-name="T590">svm(formula = CRITICAL ~ ALARM_TO_FD + EVENT_TYPE_CD + INITIAL_UNIT_PERSONNEL + INCIDENT_DAY + INCIDENT_MONTH</text:span><text:span text:style-name="T591"><text:s/>+ INITIAL_CALL_HOUR + INITIAL_CALL_MIN,data = I_s[full_idx$train, ], kernel = "linear", cost = 1)</text:span></text:p>
      <text:p text:style-name="P592"/>
      <text:p text:style-name="P593">svm_bal_linear_1 &lt;- svm(formula = CRITICAL ~ ALARM_TO_FD + EVENT_TYPE_CD + INITIAL_UNIT_PERSONNEL + INCIDENT_DAY + INCIDENT_MONTH + INITIAL_CALL_HOUR + INITIAL_CALL_MIN, data = I_s_ROSE, kernel = "linear", cost = 1)</text:p>
      <text:p text:style-name="P594"/>
      <text:p text:style-name="P595"/>
      <text:p text:style-name="Standard"/>
      <table:table table:style-name="Table596">
        <table:table-columns>
          <table:table-column table:style-name="TableColumn597"/>
          <table:table-column table:style-name="TableColumn598"/>
          <table:table-column table:style-name="TableColumn599"/>
        </table:table-columns>
        <table:table-row table:style-name="TableRow600">
          <table:table-cell table:style-name="TableCell601">
            <text:p text:style-name="TableContents"/>
          </table:table-cell>
          <table:table-cell table:style-name="TableCell602">
            <text:p text:style-name="TableContents">Original Data (%)</text:p>
          </table:table-cell>
          <table:table-cell table:style-name="TableCell603">
            <text:p text:style-name="TableContents">ROSE Data (%)</text:p>
          </table:table-cell>
        </table:table-row>
        <table:table-row table:style-name="TableRow604">
          <table:table-cell table:style-name="TableCell605">
            <text:p text:style-name="TableContents">Accuracy</text:p>
          </table:table-cell>
          <table:table-cell table:style-name="TableCell606">
            <text:p text:style-name="TableContents">96.1</text:p>
          </table:table-cell>
          <table:table-cell table:style-name="TableCell607">
            <text:p text:style-name="TableContents">89.9</text:p>
          </table:table-cell>
        </table:table-row>
        <table:table-row table:style-name="TableRow608">
          <table:table-cell table:style-name="TableCell609">
            <text:p text:style-name="TableContents">False-Negative Rate</text:p>
          </table:table-cell>
          <table:table-cell table:style-name="TableCell610">
            <text:p text:style-name="TableContents">91.7</text:p>
          </table:table-cell>
          <table:table-cell table:style-name="TableCell611">
            <text:p text:style-name="TableContents">22.8</text:p>
          </table:table-cell>
        </table:table-row>
        <table:table-row table:style-name="TableRow612">
          <table:table-cell table:style-name="TableCell613">
            <text:p text:style-name="TableContents">Precision</text:p>
          </table:table-cell>
          <table:table-cell table:style-name="TableCell614">
            <text:p text:style-name="TableContents">80.8</text:p>
          </table:table-cell>
          <table:table-cell table:style-name="TableCell615">
            <text:p text:style-name="TableContents">26.1</text:p>
          </table:table-cell>
        </table:table-row>
        <table:table-row table:style-name="TableRow616">
          <table:table-cell table:style-name="TableCell617">
            <text:p text:style-name="TableContents">Recall</text:p>
          </table:table-cell>
          <table:table-cell table:style-name="TableCell618">
            <text:p text:style-name="TableContents">8.2</text:p>
          </table:table-cell>
          <table:table-cell table:style-name="TableCell619">
            <text:p text:style-name="TableContents">77.1</text:p>
          </table:table-cell>
        </table:table-row>
        <table:table-row table:style-name="TableRow620">
          <table:table-cell table:style-name="TableCell621">
            <text:p text:style-name="TableContents">F1-Score</text:p>
          </table:table-cell>
          <table:table-cell table:style-name="TableCell622">
            <text:p text:style-name="TableContents">15.0</text:p>
          </table:table-cell>
          <table:table-cell table:style-name="TableCell623">
            <text:p text:style-name="TableContents">39.0</text:p>
          </table:table-cell>
        </table:table-row>
        <table:table-row table:style-name="TableRow624">
          <table:table-cell table:style-name="TableCell625">
            <text:p text:style-name="TableContents">Confusion Matrix</text:p>
          </table:table-cell>
          <table:table-cell table:style-name="TableCell626">
            <table:table table:style-name="Table627">
              <table:table-columns>
                <table:table-column table:style-name="TableColumn628"/>
                <table:table-column table:style-name="TableColumn629"/>
                <table:table-column table:style-name="TableColumn630"/>
              </table:table-columns>
              <table:table-row table:style-name="TableRow631">
                <table:table-cell table:style-name="TableCell632">
                  <text:p text:style-name="TableContents"/>
                </table:table-cell>
                <table:table-cell table:style-name="TableCell633" table:number-columns-spanned="2">
                  <text:p text:style-name="P634">truth</text:p>
                </table:table-cell>
                <table:covered-table-cell/>
              </table:table-row>
              <table:table-row table:style-name="TableRow635">
                <table:table-cell table:style-name="TableCell636">
                  <text:p text:style-name="TableContents">predict</text:p>
                </table:table-cell>
                <table:table-cell table:style-name="TableCell637">
                  <text:p text:style-name="TableContents">0</text:p>
                </table:table-cell>
                <table:table-cell table:style-name="TableCell638">
                  <text:p text:style-name="TableContents">1</text:p>
                </table:table-cell>
              </table:table-row>
              <table:table-row table:style-name="TableRow639">
                <table:table-cell table:style-name="TableCell640">
                  <text:p text:style-name="TableContents">0</text:p>
                </table:table-cell>
                <table:table-cell table:style-name="TableCell641">
                  <text:p text:style-name="TableContents">126705</text:p>
                </table:table-cell>
                <table:table-cell table:style-name="TableCell642">
                  <text:p text:style-name="TableContents">5044</text:p>
                </table:table-cell>
              </table:table-row>
              <table:table-row table:style-name="TableRow643">
                <table:table-cell table:style-name="TableCell644">
                  <text:p text:style-name="TableContents">1</text:p>
                </table:table-cell>
                <table:table-cell table:style-name="TableCell645">
                  <text:p text:style-name="TableContents">108</text:p>
                </table:table-cell>
                <table:table-cell table:style-name="TableCell646">
                  <text:p text:style-name="TableContents">455</text:p>
                </table:table-cell>
              </table:table-row>
            </table:table>
            <text:p text:style-name="TableContents"/>
          </table:table-cell>
          <table:table-cell table:style-name="TableCell647">
            <table:table table:style-name="Table648">
              <table:table-columns>
                <table:table-column table:style-name="TableColumn649"/>
                <table:table-column table:style-name="TableColumn650"/>
                <table:table-column table:style-name="TableColumn651"/>
              </table:table-columns>
              <table:table-row table:style-name="TableRow652">
                <table:table-cell table:style-name="TableCell653">
                  <text:p text:style-name="TableContents"/>
                </table:table-cell>
                <table:table-cell table:style-name="TableCell654" table:number-columns-spanned="2">
                  <text:p text:style-name="P655">Truth</text:p>
                </table:table-cell>
                <table:covered-table-cell/>
              </table:table-row>
              <table:table-row table:style-name="TableRow656">
                <table:table-cell table:style-name="TableCell657">
                  <text:p text:style-name="TableContents">predict</text:p>
                </table:table-cell>
                <table:table-cell table:style-name="TableCell658">
                  <text:p text:style-name="TableContents">0</text:p>
                </table:table-cell>
                <table:table-cell table:style-name="TableCell659">
                  <text:p text:style-name="TableContents">1</text:p>
                </table:table-cell>
              </table:table-row>
              <table:table-row table:style-name="TableRow660">
                <table:table-cell table:style-name="TableCell661">
                  <text:p text:style-name="TableContents">0</text:p>
                </table:table-cell>
                <table:table-cell table:style-name="TableCell662">
                  <text:p text:style-name="TableContents">114817</text:p>
                </table:table-cell>
                <table:table-cell table:style-name="TableCell663">
                  <text:p text:style-name="TableContents">1259</text:p>
                </table:table-cell>
              </table:table-row>
              <table:table-row table:style-name="TableRow664">
                <table:table-cell table:style-name="TableCell665">
                  <text:p text:style-name="TableContents">1</text:p>
                </table:table-cell>
                <table:table-cell table:style-name="TableCell666">
                  <text:p text:style-name="TableContents">11996</text:p>
                </table:table-cell>
                <table:table-cell table:style-name="TableCell667">
                  <text:p text:style-name="TableContents">4240</text:p>
                </table:table-cell>
              </table:table-row>
            </table:table>
            <text:p text:style-name="TableContents"/>
          </table:table-cell>
        </table:table-row>
      </table:table>
      <text:p text:style-name="P668"/>
      <text:p text:style-name="P669"/>
      <text:p text:style-name="P670">(ROSE Model predictions made on Oct 25/18)</text:p>
      <text:soft-page-break/>
      <text:p text:style-name="P671">October 18<text:span text:style-name="T672">th</text:span>, 2018</text:p>
      <text:p text:style-name="Standard"/>
      <text:p text:style-name="Standard">Support Vector Machines</text:p>
      <text:p text:style-name="Standard"/>
      <text:p text:style-name="Standard"><text:span text:style-name="T673">Dataset:</text:span><text:s/>Imbalanced Training</text:p>
      <text:p text:style-name="Standard"><text:span text:style-name="T674">Kernel:</text:span><text:s/>Linear</text:p>
      <text:p text:style-name="Standard"><text:span text:style-name="T675">Cost:</text:span><text:s/>0.1</text:p>
      <text:p text:style-name="Standard"><text:span text:style-name="T676">Scale:<text:s/></text:span>T (default setting)</text:p>
      <text:p text:style-name="Standard"><text:span text:style-name="T677">Lab Computer:<text:s/></text:span>VIC403-7</text:p>
      <text:p text:style-name="Standard"/>
      <text:p text:style-name="P678"><text:span text:style-name="T679">svm_imb_linear_0_1 &lt;- <text:s/></text:span><text:span text:style-name="T680">svm(formula = CRITICAL ~ ALARM_TO_FD + EVENT_TYPE_CD + INITIAL_UNIT_PERSONNEL + INCIDENT_DAY + INCIDENT_MONTH + INITIAL_CALL_HOUR + INITIAL_CALL_MIN,data = I_s[full_idx$train, ], kernel = "linear", cost = 0.1)</text:span></text:p>
      <text:p text:style-name="P681"/>
      <text:p text:style-name="P682"/>
      <text:p text:style-name="Standard"/>
      <table:table table:style-name="Table683">
        <table:table-columns>
          <table:table-column table:style-name="TableColumn684"/>
          <table:table-column table:style-name="TableColumn685"/>
          <table:table-column table:style-name="TableColumn686"/>
        </table:table-columns>
        <table:table-row table:style-name="TableRow687">
          <table:table-cell table:style-name="TableCell688">
            <text:p text:style-name="TableContents"/>
          </table:table-cell>
          <table:table-cell table:style-name="TableCell689">
            <text:p text:style-name="TableContents">Original<text:s/>Data (%)</text:p>
          </table:table-cell>
          <table:table-cell table:style-name="TableCell690">
            <text:p text:style-name="TableContents">ROSE Data (%)</text:p>
          </table:table-cell>
        </table:table-row>
        <table:table-row table:style-name="TableRow691">
          <table:table-cell table:style-name="TableCell692">
            <text:p text:style-name="TableContents">Accuracy</text:p>
          </table:table-cell>
          <table:table-cell table:style-name="TableCell693">
            <text:p text:style-name="TableContents">96.1</text:p>
          </table:table-cell>
          <table:table-cell table:style-name="TableCell694">
            <text:p text:style-name="TableContents">89.9</text:p>
          </table:table-cell>
        </table:table-row>
        <table:table-row table:style-name="TableRow695">
          <table:table-cell table:style-name="TableCell696">
            <text:p text:style-name="TableContents">False-Negative Rate</text:p>
          </table:table-cell>
          <table:table-cell table:style-name="TableCell697">
            <text:p text:style-name="TableContents">91.8</text:p>
          </table:table-cell>
          <table:table-cell table:style-name="TableCell698">
            <text:p text:style-name="TableContents">22.8</text:p>
          </table:table-cell>
        </table:table-row>
        <table:table-row table:style-name="TableRow699">
          <table:table-cell table:style-name="TableCell700">
            <text:p text:style-name="TableContents">Precision</text:p>
          </table:table-cell>
          <table:table-cell table:style-name="TableCell701">
            <text:p text:style-name="TableContents">80.9</text:p>
          </table:table-cell>
          <table:table-cell table:style-name="TableCell702">
            <text:p text:style-name="TableContents">26.1</text:p>
          </table:table-cell>
        </table:table-row>
        <table:table-row table:style-name="TableRow703">
          <table:table-cell table:style-name="TableCell704">
            <text:p text:style-name="TableContents">Recall</text:p>
          </table:table-cell>
          <table:table-cell table:style-name="TableCell705">
            <text:p text:style-name="TableContents">8.1</text:p>
          </table:table-cell>
          <table:table-cell table:style-name="TableCell706">
            <text:p text:style-name="TableContents">77.1</text:p>
          </table:table-cell>
        </table:table-row>
        <table:table-row table:style-name="TableRow707">
          <table:table-cell table:style-name="TableCell708">
            <text:p text:style-name="TableContents">F1-Score</text:p>
          </table:table-cell>
          <table:table-cell table:style-name="TableCell709">
            <text:p text:style-name="TableContents">14.7</text:p>
          </table:table-cell>
          <table:table-cell table:style-name="TableCell710">
            <text:p text:style-name="TableContents">39.0</text:p>
          </table:table-cell>
        </table:table-row>
        <table:table-row table:style-name="TableRow711">
          <table:table-cell table:style-name="TableCell712">
            <text:p text:style-name="TableContents">Confusion Matrix</text:p>
          </table:table-cell>
          <table:table-cell table:style-name="TableCell713">
            <table:table table:style-name="Table714">
              <table:table-columns>
                <table:table-column table:style-name="TableColumn715"/>
                <table:table-column table:style-name="TableColumn716"/>
                <table:table-column table:style-name="TableColumn717"/>
              </table:table-columns>
              <table:table-row table:style-name="TableRow718">
                <table:table-cell table:style-name="TableCell719">
                  <text:p text:style-name="TableContents"/>
                </table:table-cell>
                <table:table-cell table:style-name="TableCell720" table:number-columns-spanned="2">
                  <text:p text:style-name="P721">truth</text:p>
                </table:table-cell>
                <table:covered-table-cell/>
              </table:table-row>
              <table:table-row table:style-name="TableRow722">
                <table:table-cell table:style-name="TableCell723">
                  <text:p text:style-name="TableContents">predict</text:p>
                </table:table-cell>
                <table:table-cell table:style-name="TableCell724">
                  <text:p text:style-name="TableContents">0</text:p>
                </table:table-cell>
                <table:table-cell table:style-name="TableCell725">
                  <text:p text:style-name="TableContents">1</text:p>
                </table:table-cell>
              </table:table-row>
              <table:table-row table:style-name="TableRow726">
                <table:table-cell table:style-name="TableCell727">
                  <text:p text:style-name="TableContents">0</text:p>
                </table:table-cell>
                <table:table-cell table:style-name="TableCell728">
                  <text:p text:style-name="TableContents">126708</text:p>
                </table:table-cell>
                <table:table-cell table:style-name="TableCell729">
                  <text:p text:style-name="TableContents">5052</text:p>
                </table:table-cell>
              </table:table-row>
              <table:table-row table:style-name="TableRow730">
                <table:table-cell table:style-name="TableCell731">
                  <text:p text:style-name="TableContents">1</text:p>
                </table:table-cell>
                <table:table-cell table:style-name="TableCell732">
                  <text:p text:style-name="TableContents">105</text:p>
                </table:table-cell>
                <table:table-cell table:style-name="TableCell733">
                  <text:p text:style-name="TableContents">447</text:p>
                </table:table-cell>
              </table:table-row>
            </table:table>
            <text:p text:style-name="TableContents"/>
          </table:table-cell>
          <table:table-cell table:style-name="TableCell734">
            <table:table table:style-name="Table735">
              <table:table-columns>
                <table:table-column table:style-name="TableColumn736"/>
                <table:table-column table:style-name="TableColumn737"/>
                <table:table-column table:style-name="TableColumn738"/>
              </table:table-columns>
              <table:table-row table:style-name="TableRow739">
                <table:table-cell table:style-name="TableCell740">
                  <text:p text:style-name="TableContents"/>
                </table:table-cell>
                <table:table-cell table:style-name="TableCell741" table:number-columns-spanned="2">
                  <text:p text:style-name="P742">Truth</text:p>
                </table:table-cell>
                <table:covered-table-cell/>
              </table:table-row>
              <table:table-row table:style-name="TableRow743">
                <table:table-cell table:style-name="TableCell744">
                  <text:p text:style-name="TableContents">predict</text:p>
                </table:table-cell>
                <table:table-cell table:style-name="TableCell745">
                  <text:p text:style-name="TableContents">0</text:p>
                </table:table-cell>
                <table:table-cell table:style-name="TableCell746">
                  <text:p text:style-name="TableContents">1</text:p>
                </table:table-cell>
              </table:table-row>
              <table:table-row table:style-name="TableRow747">
                <table:table-cell table:style-name="TableCell748">
                  <text:p text:style-name="TableContents">0</text:p>
                </table:table-cell>
                <table:table-cell table:style-name="TableCell749">
                  <text:p text:style-name="TableContents">114817</text:p>
                </table:table-cell>
                <table:table-cell table:style-name="TableCell750">
                  <text:p text:style-name="TableContents">1259</text:p>
                </table:table-cell>
              </table:table-row>
              <table:table-row table:style-name="TableRow751">
                <table:table-cell table:style-name="TableCell752">
                  <text:p text:style-name="TableContents">1</text:p>
                </table:table-cell>
                <table:table-cell table:style-name="TableCell753">
                  <text:p text:style-name="TableContents">11996</text:p>
                </table:table-cell>
                <table:table-cell table:style-name="TableCell754">
                  <text:p text:style-name="TableContents">4240</text:p>
                </table:table-cell>
              </table:table-row>
            </table:table>
            <text:p text:style-name="TableContents"/>
          </table:table-cell>
        </table:table-row>
      </table:table>
      <text:p text:style-name="P755"/>
      <text:p text:style-name="P756"/>
      <text:soft-page-break/>
      <text:p text:style-name="P757">October 25<text:span text:style-name="T758">th</text:span>, 2018</text:p>
      <text:p text:style-name="Standard"/>
      <text:p text:style-name="Standard">Support Vector Machines</text:p>
      <text:p text:style-name="Standard"/>
      <text:p text:style-name="Standard"><text:span text:style-name="T759">Dataset:</text:span><text:s/>Imbalanced Training</text:p>
      <text:p text:style-name="Standard"><text:span text:style-name="T760">Kernel:</text:span><text:s/>Radial</text:p>
      <text:p text:style-name="Standard"><text:span text:style-name="T761">Cost:</text:span><text:s/>1</text:p>
      <text:p text:style-name="Standard"><text:span text:style-name="T762">Gamma</text:span>: 1</text:p>
      <text:p text:style-name="Standard"><text:span text:style-name="T763">Scale:<text:s/></text:span>T (default setting)</text:p>
      <text:p text:style-name="Standard"/>
      <text:p text:style-name="P764">svm(formula = CRITICAL ~ ALARM_TO_FD + EVENT_TYPE_CD + INITIAL_UNIT_PERSONNEL + INCIDENT_DAY + INCIDENT_MONTH + INITIAL_CALL_HOUR + INITIAL_CALL_MIN ,data = I_s[full_idx$train, ], kernel = "radial", cost = 1, gamma = 1)</text:p>
      <text:p text:style-name="P765"/>
      <text:p text:style-name="P766">&gt; svm_imb_linear_1$call</text:p>
      <text:p text:style-name="P767">svm(formula = CRITICAL ~ ALARM_TO_FD + EVENT_TYPE_CD + INITIAL_UNIT_PERSONNEL +<text:s/></text:p>
      <text:p text:style-name="P768"><text:s text:c="4"/>INCIDENT_DAY + INCIDENT_MONTH + INITIAL_CALL_HOUR + INITIAL_CALL_MIN,<text:s/></text:p>
      <text:p text:style-name="P769"><text:span text:style-name="T770"><text:s text:c="4"/>data = I_s_ROSE,</text:span><text:span text:style-name="T771"><text:s/>kernel = "radial", cost = 1, gamma = 1)</text:span></text:p>
      <text:p text:style-name="P772"/>
      <text:p text:style-name="P773"/>
      <text:p text:style-name="P774"/>
      <text:p text:style-name="Standard"/>
      <table:table table:style-name="Table775">
        <table:table-columns>
          <table:table-column table:style-name="TableColumn776"/>
          <table:table-column table:style-name="TableColumn777"/>
          <table:table-column table:style-name="TableColumn778"/>
        </table:table-columns>
        <table:table-row table:style-name="TableRow779">
          <table:table-cell table:style-name="TableCell780">
            <text:p text:style-name="TableContents"/>
          </table:table-cell>
          <table:table-cell table:style-name="TableCell781">
            <text:p text:style-name="TableContents">Original Data (%)</text:p>
          </table:table-cell>
          <table:table-cell table:style-name="TableCell782">
            <text:p text:style-name="TableContents">ROSE Data (%)</text:p>
          </table:table-cell>
        </table:table-row>
        <table:table-row table:style-name="TableRow783">
          <table:table-cell table:style-name="TableCell784">
            <text:p text:style-name="TableContents">Accuracy</text:p>
          </table:table-cell>
          <table:table-cell table:style-name="TableCell785">
            <text:p text:style-name="TableContents">95.8</text:p>
          </table:table-cell>
          <table:table-cell table:style-name="TableCell786">
            <text:p text:style-name="TableContents">88.5</text:p>
          </table:table-cell>
        </table:table-row>
        <table:table-row table:style-name="TableRow787">
          <table:table-cell table:style-name="TableCell788">
            <text:p text:style-name="TableContents">False-Negative Rate</text:p>
          </table:table-cell>
          <table:table-cell table:style-name="TableCell789">
            <text:p text:style-name="TableContents">92.8</text:p>
          </table:table-cell>
          <table:table-cell table:style-name="TableCell790">
            <text:p text:style-name="TableContents">35.7</text:p>
          </table:table-cell>
        </table:table-row>
        <table:table-row table:style-name="TableRow791">
          <table:table-cell table:style-name="TableCell792">
            <text:p text:style-name="TableContents">Precision</text:p>
          </table:table-cell>
          <table:table-cell table:style-name="TableCell793">
            <text:p text:style-name="TableContents">45.9</text:p>
          </table:table-cell>
          <table:table-cell table:style-name="TableCell794">
            <text:p text:style-name="TableContents">21.1</text:p>
          </table:table-cell>
        </table:table-row>
        <table:table-row table:style-name="TableRow795">
          <table:table-cell table:style-name="TableCell796">
            <text:p text:style-name="TableContents">Recall</text:p>
          </table:table-cell>
          <table:table-cell table:style-name="TableCell797">
            <text:p text:style-name="TableContents">7.1</text:p>
          </table:table-cell>
          <table:table-cell table:style-name="TableCell798">
            <text:p text:style-name="TableContents">64.2</text:p>
          </table:table-cell>
        </table:table-row>
        <table:table-row table:style-name="TableRow799">
          <table:table-cell table:style-name="TableCell800">
            <text:p text:style-name="TableContents">F1-Score</text:p>
          </table:table-cell>
          <table:table-cell table:style-name="TableCell801">
            <text:p text:style-name="TableContents">12.4</text:p>
          </table:table-cell>
          <table:table-cell table:style-name="TableCell802">
            <text:p text:style-name="TableContents">31.7</text:p>
          </table:table-cell>
        </table:table-row>
        <table:table-row table:style-name="TableRow803">
          <table:table-cell table:style-name="TableCell804">
            <text:p text:style-name="TableContents">Confusion Matrix</text:p>
          </table:table-cell>
          <table:table-cell table:style-name="TableCell805">
            <table:table table:style-name="Table806">
              <table:table-columns>
                <table:table-column table:style-name="TableColumn807"/>
                <table:table-column table:style-name="TableColumn808"/>
                <table:table-column table:style-name="TableColumn809"/>
              </table:table-columns>
              <table:table-row table:style-name="TableRow810">
                <table:table-cell table:style-name="TableCell811">
                  <text:p text:style-name="TableContents"/>
                </table:table-cell>
                <table:table-cell table:style-name="TableCell812" table:number-columns-spanned="2">
                  <text:p text:style-name="P813">truth</text:p>
                </table:table-cell>
                <table:covered-table-cell/>
              </table:table-row>
              <table:table-row table:style-name="TableRow814">
                <table:table-cell table:style-name="TableCell815">
                  <text:p text:style-name="TableContents">predict</text:p>
                </table:table-cell>
                <table:table-cell table:style-name="TableCell816">
                  <text:p text:style-name="TableContents">0</text:p>
                </table:table-cell>
                <table:table-cell table:style-name="TableCell817">
                  <text:p text:style-name="TableContents">1</text:p>
                </table:table-cell>
              </table:table-row>
              <table:table-row table:style-name="TableRow818">
                <table:table-cell table:style-name="TableCell819">
                  <text:p text:style-name="TableContents">0</text:p>
                </table:table-cell>
                <table:table-cell table:style-name="TableCell820">
                  <text:p text:style-name="TableContents">126357</text:p>
                </table:table-cell>
                <table:table-cell table:style-name="TableCell821">
                  <text:p text:style-name="TableContents">5016</text:p>
                </table:table-cell>
              </table:table-row>
              <table:table-row table:style-name="TableRow822">
                <table:table-cell table:style-name="TableCell823">
                  <text:p text:style-name="TableContents">1</text:p>
                </table:table-cell>
                <table:table-cell table:style-name="TableCell824">
                  <text:p text:style-name="TableContents">456</text:p>
                </table:table-cell>
                <table:table-cell table:style-name="TableCell825">
                  <text:p text:style-name="TableContents">388</text:p>
                </table:table-cell>
              </table:table-row>
            </table:table>
            <text:p text:style-name="TableContents"/>
          </table:table-cell>
          <table:table-cell table:style-name="TableCell826">
            <table:table table:style-name="Table827">
              <table:table-columns>
                <table:table-column table:style-name="TableColumn828"/>
                <table:table-column table:style-name="TableColumn829"/>
                <table:table-column table:style-name="TableColumn830"/>
              </table:table-columns>
              <table:table-row table:style-name="TableRow831">
                <table:table-cell table:style-name="TableCell832">
                  <text:p text:style-name="TableContents"/>
                </table:table-cell>
                <table:table-cell table:style-name="TableCell833" table:number-columns-spanned="2">
                  <text:p text:style-name="P834">truth</text:p>
                </table:table-cell>
                <table:covered-table-cell/>
              </table:table-row>
              <table:table-row table:style-name="TableRow835">
                <table:table-cell table:style-name="TableCell836">
                  <text:p text:style-name="TableContents">predict</text:p>
                </table:table-cell>
                <table:table-cell table:style-name="TableCell837">
                  <text:p text:style-name="TableContents">0</text:p>
                </table:table-cell>
                <table:table-cell table:style-name="TableCell838">
                  <text:p text:style-name="TableContents">1</text:p>
                </table:table-cell>
              </table:table-row>
              <table:table-row table:style-name="TableRow839">
                <table:table-cell table:style-name="TableCell840">
                  <text:p text:style-name="TableContents">0</text:p>
                </table:table-cell>
                <table:table-cell table:style-name="TableCell841">
                  <text:p text:style-name="TableContents">113601</text:p>
                </table:table-cell>
                <table:table-cell table:style-name="TableCell842">
                  <text:p text:style-name="TableContents">1965</text:p>
                </table:table-cell>
              </table:table-row>
              <table:table-row table:style-name="TableRow843">
                <table:table-cell table:style-name="TableCell844">
                  <text:p text:style-name="TableContents">1</text:p>
                </table:table-cell>
                <table:table-cell table:style-name="TableCell845">
                  <text:p text:style-name="TableContents">13212</text:p>
                </table:table-cell>
                <table:table-cell table:style-name="TableCell846">
                  <text:p text:style-name="TableContents">3534</text:p>
                </table:table-cell>
              </table:table-row>
            </table:table>
            <text:p text:style-name="TableContents"/>
          </table:table-cell>
        </table:table-row>
      </table:table>
      <text:p text:style-name="P847"/>
      <text:p text:style-name="P848"/>
      <text:p text:style-name="P8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0 0 4 0 0 0 0 0 0 0"/>
    <style:font-face style:name="Liberation Mono" svg:font-family="Liberation Mono" style:font-family-generic="system" style:font-pitch="variable"/>
    <style:font-face style:name="Lucida Console" svg:font-family="Lucida Console" style:font-family-generic="modern" style:font-pitch="fixed" svg:panose-1="2 11 6 9 4 5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TMLPreformatted" style:display-name="HTML Preformatted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CA" style:language-asian="en" style:country-asian="CA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fo:language="en" fo:country="CA" style:language-asian="en" style:country-asian="CA" style:language-complex="ar" style:country-complex="SA"/>
    </style:style>
    <style:style style:name="gnkrckgcgsb" style:display-name="gnkrckgcgsb" style:family="text" style:parent-style-name="DefaultParagraphFont"/>
    <style:style style:name="gnkrckgcmrb" style:display-name="gnkrckgcmrb" style:family="text" style:parent-style-name="DefaultParagraphFont"/>
    <style:style style:name="gnkrckgcmsb" style:display-name="gnkrckgcmsb" style:family="text" style:parent-style-name="DefaultParagraphFont"/>
    <style:style style:name="NoSpacing" style:display-name="No Spacing" style:family="paragraph"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icadmin1</dc:creator>
    <meta:creation-date>2018-10-02T21:00:00Z</meta:creation-date>
    <dc:date>2018-10-30T18:59:00Z</dc:date>
    <meta:template xlink:href="Normal" xlink:type="simple"/>
    <meta:editing-cycles>41</meta:editing-cycles>
    <meta:editing-duration>PT24840S</meta:editing-duration>
    <meta:document-statistic meta:page-count="11" meta:paragraph-count="18" meta:word-count="1367" meta:character-count="9145" meta:row-count="64" meta:non-whitespace-character-count="7796"/>
  </office:meta>
</office:document-meta>
</file>